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3mm"/>
    </style:style>
    <style:style style:name="co2" style:family="table-column">
      <style:table-column-properties fo:break-before="auto" style:column-width="26.26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55.37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17mm" fo:break-before="page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20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36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4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1"/>
        <table:table-column table:style-name="co5" table:default-cell-style-name="ce3"/>
        <table:table-column table:style-name="co3" table:default-cell-style-name="ce12"/>
        <table:table-column table:style-name="co6" table:default-cell-style-name="ce1"/>
        <table:table-column table:style-name="co7" table:number-columns-repeated="250" table:default-cell-style-name="ce1"/>
        <table:table-column table:style-name="co7" table:number-columns-repeated="76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novembre 201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6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3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6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3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4" office:value-type="float" office:value="1236911" calcext:value-type="float">
            <text:p>1236911</text:p>
          </table:table-cell>
          <table:table-cell table:style-name="ce7" office:value-type="date" office:date-value="2017-11-10" calcext:value-type="date">
            <text:p>10-nov.-2017</text:p>
          </table:table-cell>
          <table:table-cell table:style-name="ce9" office:value-type="string" calcext:value-type="string">
            <text:p>ASS. PARITAIRE SANTE &amp; SECURITE AFF. MUN.</text:p>
          </table:table-cell>
          <table:table-cell/>
          <table:table-cell table:style-name="ce14" office:value-type="float" office:value="15" calcext:value-type="float">
            <text:p>15,00</text:p>
          </table:table-cell>
          <table:table-cell table:style-name="ce9" office:value-type="string" calcext:value-type="string">
            <text:p>Frais - Déplac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940" calcext:value-type="float">
            <text:p>1240940</text:p>
          </table:table-cell>
          <table:table-cell table:style-name="ce7" office:value-type="date" office:date-value="2017-11-29" calcext:value-type="date">
            <text:p>29-nov.-2017</text:p>
          </table:table-cell>
          <table:table-cell table:style-name="ce9" office:value-type="string" calcext:value-type="string">
            <text:p>CENTRE PATRONAL DE SST DU QC (C P S S T Q )</text:p>
          </table:table-cell>
          <table:table-cell/>
          <table:table-cell table:style-name="ce14" office:value-type="float" office:value="251.97" calcext:value-type="float">
            <text:p>251,97</text:p>
          </table:table-cell>
          <table:table-cell table:style-name="ce9" office:value-type="string" calcext:value-type="string">
            <text:p>Formation en développement interpersonnel/ relationn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8311" calcext:value-type="float">
            <text:p>1238311</text:p>
          </table:table-cell>
          <table:table-cell table:style-name="ce7" office:value-type="date" office:date-value="2017-11-16" calcext:value-type="date">
            <text:p>16-nov.-2017</text:p>
          </table:table-cell>
          <table:table-cell table:style-name="ce9" office:value-type="string" calcext:value-type="string">
            <text:p>GROUPE LE CORRE ET ASSOCIES INC.</text:p>
          </table:table-cell>
          <table:table-cell/>
          <table:table-cell table:style-name="ce14" office:value-type="float" office:value="236.22" calcext:value-type="float">
            <text:p>236,22</text:p>
          </table:table-cell>
          <table:table-cell table:style-name="ce9" office:value-type="string" calcext:value-type="string">
            <text:p>Formation en développement interpersonnel/ relationn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7421" calcext:value-type="float">
            <text:p>1177421</text:p>
          </table:table-cell>
          <table:table-cell table:style-name="ce7" office:value-type="date" office:date-value="2017-11-17" calcext:value-type="date">
            <text:p>17-nov.-2017</text:p>
          </table:table-cell>
          <table:table-cell table:style-name="ce9" office:value-type="string" calcext:value-type="string">
            <text:p>L'ASSOCIATION DE TAXI DIAMOND DE MTL</text:p>
          </table:table-cell>
          <table:table-cell/>
          <table:table-cell table:style-name="ce14" office:value-type="float" office:value="209.97" calcext:value-type="float">
            <text:p>209,97</text:p>
          </table:table-cell>
          <table:table-cell table:style-name="ce9" office:value-type="string" calcext:value-type="string">
            <text:p>Service - Transport en taxi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7057" calcext:value-type="float">
            <text:p>1237057</text:p>
          </table:table-cell>
          <table:table-cell table:style-name="ce7" office:value-type="date" office:date-value="2017-11-10" calcext:value-type="date">
            <text:p>10-nov.-2017</text:p>
          </table:table-cell>
          <table:table-cell table:style-name="ce9" office:value-type="string" calcext:value-type="string">
            <text:p>TRAUMA-SECOURS INC.</text:p>
          </table:table-cell>
          <table:table-cell/>
          <table:table-cell table:style-name="ce14" office:value-type="float" office:value="112.84" calcext:value-type="float">
            <text:p>112,84</text:p>
          </table:table-cell>
          <table:table-cell table:style-name="ce9" office:value-type="string" calcext:value-type="string">
            <text:p>Fournitures et matériel médica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050" calcext:value-type="float">
            <text:p>1240050</text:p>
          </table:table-cell>
          <table:table-cell table:style-name="ce7" office:value-type="date" office:date-value="2017-11-24" calcext:value-type="date">
            <text:p>24-nov.-2017</text:p>
          </table:table-cell>
          <table:table-cell table:style-name="ce9" office:value-type="string" calcext:value-type="string">
            <text:p>VERMEER CANADA INC.</text:p>
          </table:table-cell>
          <table:table-cell/>
          <table:table-cell table:style-name="ce14" office:value-type="float" office:value="933.91" calcext:value-type="float">
            <text:p>933,91</text:p>
          </table:table-cell>
          <table:table-cell table:style-name="ce9" office:value-type="string" calcext:value-type="string">
            <text:p>Système d'oreillet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4" office:value-type="float" office:value="1236329" calcext:value-type="float">
            <text:p>1236329</text:p>
          </table:table-cell>
          <table:table-cell table:style-name="ce7" office:value-type="date" office:date-value="2017-11-08" calcext:value-type="date">
            <text:p>8-nov.-2017</text:p>
          </table:table-cell>
          <table:table-cell table:style-name="ce9" office:value-type="string" calcext:value-type="string">
            <text:p>AFFICHAGE SST</text:p>
          </table:table-cell>
          <table:table-cell table:style-name="ce10"/>
          <table:table-cell table:style-name="ce14" office:value-type="float" office:value="313.92" calcext:value-type="float">
            <text:p>313,92</text:p>
          </table:table-cell>
          <table:table-cell table:style-name="ce9" office:value-type="string" calcext:value-type="string">
            <text:p>Affichage SS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489" calcext:value-type="float">
            <text:p>1240489</text:p>
          </table:table-cell>
          <table:table-cell table:style-name="ce7" office:value-type="date" office:date-value="2017-11-28" calcext:value-type="date">
            <text:p>28-nov.-2017</text:p>
          </table:table-cell>
          <table:table-cell table:style-name="ce9" office:value-type="string" calcext:value-type="string">
            <text:p>BOUTY INC</text:p>
          </table:table-cell>
          <table:table-cell table:style-name="ce4" office:value-type="float" office:value="1013950" calcext:value-type="float">
            <text:p>1013950</text:p>
          </table:table-cell>
          <table:table-cell table:style-name="ce14" office:value-type="float" office:value="323.57" calcext:value-type="float">
            <text:p>323,57</text:p>
          </table:table-cell>
          <table:table-cell table:style-name="ce9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5835" calcext:value-type="float">
            <text:p>1235835</text:p>
          </table:table-cell>
          <table:table-cell table:style-name="ce7" office:value-type="date" office:date-value="2017-11-07" calcext:value-type="date">
            <text:p>7-nov.-2017</text:p>
          </table:table-cell>
          <table:table-cell table:style-name="ce9" office:value-type="string" calcext:value-type="string">
            <text:p>C.M.S. ENTREPRENEURS GENERAUX INC.</text:p>
          </table:table-cell>
          <table:table-cell table:style-name="ce4"/>
          <table:table-cell table:style-name="ce14" office:value-type="float" office:value="2099.75" calcext:value-type="float">
            <text:p>2 099,75</text:p>
          </table:table-cell>
          <table:table-cell table:style-name="ce9" office:value-type="string" calcext:value-type="string">
            <text:p>Service - Sérigraph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9104" calcext:value-type="float">
            <text:p>1239104</text:p>
          </table:table-cell>
          <table:table-cell table:style-name="ce7" office:value-type="date" office:date-value="2017-11-21" calcext:value-type="date">
            <text:p>21-nov.-2017</text:p>
          </table:table-cell>
          <table:table-cell table:style-name="ce9"/>
          <table:table-cell table:style-name="ce4"/>
          <table:table-cell table:style-name="ce14" office:value-type="float" office:value="1450.14" calcext:value-type="float">
            <text:p>1 450,14</text:p>
          </table:table-cell>
          <table:table-cell table:style-name="ce9" office:value-type="string" calcext:value-type="string">
            <text:p>Location - Véhicule lourd et machinerie lourd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358" calcext:value-type="float">
            <text:p>1240358</text:p>
          </table:table-cell>
          <table:table-cell table:style-name="ce7" office:value-type="date" office:date-value="2017-11-27" calcext:value-type="date">
            <text:p>27-nov.-2017</text:p>
          </table:table-cell>
          <table:table-cell table:style-name="ce9"/>
          <table:table-cell table:style-name="ce4"/>
          <table:table-cell table:style-name="ce14" office:value-type="float" office:value="2141.74" calcext:value-type="float">
            <text:p>2 141,74</text:p>
          </table:table-cell>
          <table:table-cell table:style-name="ce9" office:value-type="string" calcext:value-type="string">
            <text:p>Service - Déneig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794" calcext:value-type="float">
            <text:p>1240794</text:p>
          </table:table-cell>
          <table:table-cell table:style-name="ce7" office:value-type="date" office:date-value="2017-11-29" calcext:value-type="date">
            <text:p>29-nov.-2017</text:p>
          </table:table-cell>
          <table:table-cell table:style-name="ce9"/>
          <table:table-cell table:style-name="ce10"/>
          <table:table-cell table:style-name="ce14" office:value-type="float" office:value="1673.24" calcext:value-type="float">
            <text:p>1 673,24</text:p>
          </table:table-cell>
          <table:table-cell table:style-name="ce9" office:value-type="string" calcext:value-type="string">
            <text:p>Location - Véhicule lourd et machinerie lourd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76272" calcext:value-type="float">
            <text:p>1176272</text:p>
          </table:table-cell>
          <table:table-cell table:style-name="ce7" office:value-type="date" office:date-value="2017-11-08" calcext:value-type="date">
            <text:p>8-nov.-2017</text:p>
          </table:table-cell>
          <table:table-cell table:style-name="ce9" office:value-type="string" calcext:value-type="string">
            <text:p>CONFIDENTIEL DECHIQUETAGE DE DOCUMENTS INC.</text:p>
          </table:table-cell>
          <table:table-cell table:style-name="ce4" office:value-type="float" office:value="819838" calcext:value-type="float">
            <text:p>819838</text:p>
          </table:table-cell>
          <table:table-cell table:style-name="ce14" office:value-type="float" office:value="52.49" calcext:value-type="float">
            <text:p>52,49</text:p>
          </table:table-cell>
          <table:table-cell table:style-name="ce9" office:value-type="string" calcext:value-type="string">
            <text:p>Service - Destruction de document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9175" calcext:value-type="float">
            <text:p>1239175</text:p>
          </table:table-cell>
          <table:table-cell table:style-name="ce7" office:value-type="date" office:date-value="2017-11-21" calcext:value-type="date">
            <text:p>21-nov.-2017</text:p>
          </table:table-cell>
          <table:table-cell table:style-name="ce9" office:value-type="string" calcext:value-type="string">
            <text:p>EDUMICRO INC.</text:p>
          </table:table-cell>
          <table:table-cell table:style-name="ce4"/>
          <table:table-cell table:style-name="ce14" office:value-type="float" office:value="1364.84" calcext:value-type="float">
            <text:p>1 364,84</text:p>
          </table:table-cell>
          <table:table-cell table:style-name="ce9" office:value-type="string" calcext:value-type="string">
            <text:p>Service - Formation en informat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9852" calcext:value-type="float">
            <text:p>1239852</text:p>
          </table:table-cell>
          <table:table-cell table:style-name="ce7" office:value-type="date" office:date-value="2017-11-24" calcext:value-type="date">
            <text:p>24-nov.-2017</text:p>
          </table:table-cell>
          <table:table-cell table:style-name="ce9" office:value-type="string" calcext:value-type="string">
            <text:p>EQUIPEMENTS TWIN INC.</text:p>
          </table:table-cell>
          <table:table-cell table:style-name="ce4"/>
          <table:table-cell table:style-name="ce14" office:value-type="float" office:value="320.21" calcext:value-type="float">
            <text:p>320,21</text:p>
          </table:table-cell>
          <table:table-cell table:style-name="ce9" office:value-type="string" calcext:value-type="string">
            <text:p>Pile, batt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502" calcext:value-type="float">
            <text:p>1240502</text:p>
          </table:table-cell>
          <table:table-cell table:style-name="ce7" office:value-type="date" office:date-value="2017-11-28" calcext:value-type="date">
            <text:p>28-nov.-2017</text:p>
          </table:table-cell>
          <table:table-cell table:style-name="ce9" office:value-type="string" calcext:value-type="string">
            <text:p>GROUPE LINCORA INC</text:p>
          </table:table-cell>
          <table:table-cell table:style-name="ce4" office:value-type="float" office:value="952798" calcext:value-type="float">
            <text:p>952798</text:p>
          </table:table-cell>
          <table:table-cell table:style-name="ce14" office:value-type="float" office:value="1103.59" calcext:value-type="float">
            <text:p>1 103,59</text:p>
          </table:table-cell>
          <table:table-cell table:style-name="ce9" office:value-type="string" calcext:value-type="string">
            <text:p>Classeur, étagère et armoire de rang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5878" calcext:value-type="float">
            <text:p>1235878</text:p>
          </table:table-cell>
          <table:table-cell table:style-name="ce7" office:value-type="date" office:date-value="2017-11-07" calcext:value-type="date">
            <text:p>7-nov.-2017</text:p>
          </table:table-cell>
          <table:table-cell table:style-name="ce9" office:value-type="string" calcext:value-type="string">
            <text:p>KOMUTEL INC</text:p>
          </table:table-cell>
          <table:table-cell/>
          <table:table-cell table:style-name="ce14" office:value-type="float" office:value="992.7" calcext:value-type="float">
            <text:p>992,70</text:p>
          </table:table-cell>
          <table:table-cell table:style-name="ce9" office:value-type="string" calcext:value-type="string">
            <text:p>Logiciel des appels aux cols bleu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152" calcext:value-type="float">
            <text:p>1240152</text:p>
          </table:table-cell>
          <table:table-cell table:style-name="ce7" office:value-type="date" office:date-value="2017-11-27" calcext:value-type="date">
            <text:p>27-nov.-2017</text:p>
          </table:table-cell>
          <table:table-cell table:style-name="ce9" office:value-type="string" calcext:value-type="string">
            <text:p>LES ESES ELECTRIQUES A. &amp; R. LTEE</text:p>
          </table:table-cell>
          <table:table-cell/>
          <table:table-cell table:style-name="ce14" office:value-type="float" office:value="2679.28" calcext:value-type="float">
            <text:p>2 679,28</text:p>
          </table:table-cell>
          <table:table-cell table:style-name="ce9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8971" calcext:value-type="float">
            <text:p>1238971</text:p>
          </table:table-cell>
          <table:table-cell table:style-name="ce7" office:value-type="date" office:date-value="2017-11-21" calcext:value-type="date">
            <text:p>21-nov.-2017</text:p>
          </table:table-cell>
          <table:table-cell table:style-name="ce9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14" office:value-type="float" office:value="600.95" calcext:value-type="float">
            <text:p>600,95</text:p>
          </table:table-cell>
          <table:table-cell table:style-name="ce9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563" calcext:value-type="float">
            <text:p>1236563</text:p>
          </table:table-cell>
          <table:table-cell table:style-name="ce7" office:value-type="date" office:date-value="2017-11-09" calcext:value-type="date">
            <text:p>9-nov.-2017</text:p>
          </table:table-cell>
          <table:table-cell table:style-name="ce9" office:value-type="string" calcext:value-type="string">
            <text:p>RENO-DEPOT</text:p>
          </table:table-cell>
          <table:table-cell/>
          <table:table-cell table:style-name="ce14" office:value-type="float" office:value="151.76" calcext:value-type="float">
            <text:p>151,76</text:p>
          </table:table-cell>
          <table:table-cell table:style-name="ce9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341" calcext:value-type="float">
            <text:p>1236341</text:p>
          </table:table-cell>
          <table:table-cell table:style-name="ce7" office:value-type="date" office:date-value="2017-11-08" calcext:value-type="date">
            <text:p>8-nov.-2017</text:p>
          </table:table-cell>
          <table:table-cell table:style-name="ce9" office:value-type="string" calcext:value-type="string">
            <text:p>TENAQUIP LIMITED</text:p>
          </table:table-cell>
          <table:table-cell/>
          <table:table-cell table:style-name="ce14" office:value-type="float" office:value="471.77" calcext:value-type="float">
            <text:p>471,77</text:p>
          </table:table-cell>
          <table:table-cell table:style-name="ce9" office:value-type="string" calcext:value-type="string">
            <text:p>Fournitures et matériel médica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9851" calcext:value-type="float">
            <text:p>1239851</text:p>
          </table:table-cell>
          <table:table-cell table:style-name="ce7" office:value-type="date" office:date-value="2017-11-24" calcext:value-type="date">
            <text:p>24-nov.-2017</text:p>
          </table:table-cell>
          <table:table-cell table:style-name="ce9"/>
          <table:table-cell/>
          <table:table-cell table:style-name="ce14" office:value-type="float" office:value="217.74" calcext:value-type="float">
            <text:p>217,74</text:p>
          </table:table-cell>
          <table:table-cell table:style-name="ce9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501" calcext:value-type="float">
            <text:p>1240501</text:p>
          </table:table-cell>
          <table:table-cell table:style-name="ce7" office:value-type="date" office:date-value="2017-11-28" calcext:value-type="date">
            <text:p>28-nov.-2017</text:p>
          </table:table-cell>
          <table:table-cell table:style-name="ce9"/>
          <table:table-cell/>
          <table:table-cell table:style-name="ce14" office:value-type="float" office:value="4115.77" calcext:value-type="float">
            <text:p>4 115,77</text:p>
          </table:table-cell>
          <table:table-cell table:style-name="ce9" office:value-type="string" calcext:value-type="string">
            <text:p>Classeur, étagère et armoire de rang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4644" calcext:value-type="float">
            <text:p>1234644</text:p>
          </table:table-cell>
          <table:table-cell table:style-name="ce7" office:value-type="date" office:date-value="2017-11-01" calcext:value-type="date">
            <text:p>1-nov.-2017</text:p>
          </table:table-cell>
          <table:table-cell table:style-name="ce9" office:value-type="string" calcext:value-type="string">
            <text:p>U. CAYOUETTE INC.</text:p>
          </table:table-cell>
          <table:table-cell table:style-name="ce4"/>
          <table:table-cell table:style-name="ce14" office:value-type="float" office:value="314.92" calcext:value-type="float">
            <text:p>314,92</text:p>
          </table:table-cell>
          <table:table-cell table:style-name="ce9" office:value-type="string" calcext:value-type="string">
            <text:p>Abris temporair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5875" calcext:value-type="float">
            <text:p>1235875</text:p>
          </table:table-cell>
          <table:table-cell table:style-name="ce7" office:value-type="date" office:date-value="2017-11-08" calcext:value-type="date">
            <text:p>8-nov.-2017</text:p>
          </table:table-cell>
          <table:table-cell table:style-name="ce9" office:value-type="string" calcext:value-type="string">
            <text:p>VALLEE INC.</text:p>
          </table:table-cell>
          <table:table-cell table:style-name="ce4"/>
          <table:table-cell table:style-name="ce14" office:value-type="float" office:value="7127.29" calcext:value-type="float">
            <text:p>7 127,29</text:p>
          </table:table-cell>
          <table:table-cell table:style-name="ce9" office:value-type="string" calcext:value-type="string">
            <text:p>Grapp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UCHEMIN, SONIA</text:p>
          </table:table-cell>
          <table:table-cell table:style-name="ce4" office:value-type="float" office:value="1236954" calcext:value-type="float">
            <text:p>1236954</text:p>
          </table:table-cell>
          <table:table-cell table:style-name="ce7" office:value-type="date" office:date-value="2017-11-21" calcext:value-type="date">
            <text:p>21-nov.-2017</text:p>
          </table:table-cell>
          <table:table-cell table:style-name="ce9" office:value-type="string" calcext:value-type="string">
            <text:p>9365-0513 QUEBEC INC.</text:p>
          </table:table-cell>
          <table:table-cell/>
          <table:table-cell table:style-name="ce14" office:value-type="float" office:value="15763.87" calcext:value-type="float">
            <text:p>15 763,87</text:p>
          </table:table-cell>
          <table:table-cell table:style-name="ce9" office:value-type="string" calcext:value-type="string">
            <text:p>Service - Infographie, graphisme et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8871" calcext:value-type="float">
            <text:p>1238871</text:p>
          </table:table-cell>
          <table:table-cell table:style-name="ce7" office:value-type="date" office:date-value="2017-11-20" calcext:value-type="date">
            <text:p>20-nov.-2017</text:p>
          </table:table-cell>
          <table:table-cell table:style-name="ce9"/>
          <table:table-cell/>
          <table:table-cell table:style-name="ce14" office:value-type="float" office:value="401.58" calcext:value-type="float">
            <text:p>401,58</text:p>
          </table:table-cell>
          <table:table-cell table:style-name="ce9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1024" calcext:value-type="float">
            <text:p>1241024</text:p>
          </table:table-cell>
          <table:table-cell table:style-name="ce7" office:value-type="date" office:date-value="2017-11-29" calcext:value-type="date">
            <text:p>29-nov.-2017</text:p>
          </table:table-cell>
          <table:table-cell table:style-name="ce9" office:value-type="string" calcext:value-type="string">
            <text:p>CUISINE-ATOUT ENTREPRISE D'INSERTION</text:p>
          </table:table-cell>
          <table:table-cell/>
          <table:table-cell table:style-name="ce14" office:value-type="float" office:value="185" calcext:value-type="float">
            <text:p>185,00</text:p>
          </table:table-cell>
          <table:table-cell table:style-name="ce9" office:value-type="string" calcext:value-type="string">
            <text:p>Breuvage et nourritu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8711" calcext:value-type="float">
            <text:p>1238711</text:p>
          </table:table-cell>
          <table:table-cell table:style-name="ce7" office:value-type="date" office:date-value="2017-11-20" calcext:value-type="date">
            <text:p>20-nov.-2017</text:p>
          </table:table-cell>
          <table:table-cell table:style-name="ce9" office:value-type="string" calcext:value-type="string">
            <text:p>DIMENSION DPR INC.</text:p>
          </table:table-cell>
          <table:table-cell/>
          <table:table-cell table:style-name="ce14" office:value-type="float" office:value="115.49" calcext:value-type="float">
            <text:p>115,49</text:p>
          </table:table-cell>
          <table:table-cell table:style-name="ce9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990" calcext:value-type="float">
            <text:p>1240990</text:p>
          </table:table-cell>
          <table:table-cell table:style-name="ce7" office:value-type="date" office:date-value="2017-11-29" calcext:value-type="date">
            <text:p>29-nov.-2017</text:p>
          </table:table-cell>
          <table:table-cell table:style-name="ce9" office:value-type="string" calcext:value-type="string">
            <text:p>DUOSON MULTIMEDIA INC</text:p>
          </table:table-cell>
          <table:table-cell/>
          <table:table-cell table:style-name="ce14" office:value-type="float" office:value="2659.88" calcext:value-type="float">
            <text:p>2 659,88</text:p>
          </table:table-cell>
          <table:table-cell table:style-name="ce9" office:value-type="string" calcext:value-type="string">
            <text:p>Service - Diffu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7005" calcext:value-type="float">
            <text:p>1237005</text:p>
          </table:table-cell>
          <table:table-cell table:style-name="ce7" office:value-type="date" office:date-value="2017-11-10" calcext:value-type="date">
            <text:p>10-nov.-2017</text:p>
          </table:table-cell>
          <table:table-cell table:style-name="ce9" office:value-type="string" calcext:value-type="string">
            <text:p>LAMCOM TECHNOLOGIES INC.</text:p>
          </table:table-cell>
          <table:table-cell/>
          <table:table-cell table:style-name="ce14" office:value-type="float" office:value="416.91" calcext:value-type="float">
            <text:p>416,91</text:p>
          </table:table-cell>
          <table:table-cell table:style-name="ce9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8892" calcext:value-type="float">
            <text:p>1238892</text:p>
          </table:table-cell>
          <table:table-cell table:style-name="ce7" office:value-type="date" office:date-value="2017-11-20" calcext:value-type="date">
            <text:p>20-nov.-2017</text:p>
          </table:table-cell>
          <table:table-cell table:style-name="ce9" office:value-type="string" calcext:value-type="string">
            <text:p>LES ARTISANS DU TEXTILE INC.</text:p>
          </table:table-cell>
          <table:table-cell/>
          <table:table-cell table:style-name="ce14" office:value-type="float" office:value="763.78" calcext:value-type="float">
            <text:p>763,78</text:p>
          </table:table-cell>
          <table:table-cell table:style-name="ce9" office:value-type="string" calcext:value-type="string">
            <text:p>Drapeaux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14428" calcext:value-type="float">
            <text:p>1214428</text:p>
          </table:table-cell>
          <table:table-cell table:style-name="ce7" office:value-type="date" office:date-value="2017-11-16" calcext:value-type="date">
            <text:p>16-nov.-2017</text:p>
          </table:table-cell>
          <table:table-cell table:style-name="ce9" office:value-type="string" calcext:value-type="string">
            <text:p>ROGERS COMMUNICATIONS CANADA INC.</text:p>
          </table:table-cell>
          <table:table-cell table:style-name="ce4"/>
          <table:table-cell table:style-name="ce14" office:value-type="float" office:value="367.46" calcext:value-type="float">
            <text:p>367,46</text:p>
          </table:table-cell>
          <table:table-cell table:style-name="ce9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8640" calcext:value-type="float">
            <text:p>1238640</text:p>
          </table:table-cell>
          <table:table-cell table:style-name="ce7" office:value-type="date" office:date-value="2017-11-17" calcext:value-type="date">
            <text:p>17-nov.-2017</text:p>
          </table:table-cell>
          <table:table-cell table:style-name="ce9" office:value-type="string" calcext:value-type="string">
            <text:p>ZAP COOP DE SOLIDARITE</text:p>
          </table:table-cell>
          <table:table-cell/>
          <table:table-cell table:style-name="ce14" office:value-type="float" office:value="629.92" calcext:value-type="float">
            <text:p>629,92</text:p>
          </table:table-cell>
          <table:table-cell table:style-name="ce9" office:value-type="string" calcext:value-type="string">
            <text:p>Service - Diffu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ARD, LUCIE</text:p>
          </table:table-cell>
          <table:table-cell table:style-name="ce4" office:value-type="float" office:value="1238223" calcext:value-type="float">
            <text:p>1238223</text:p>
          </table:table-cell>
          <table:table-cell table:style-name="ce7" office:value-type="date" office:date-value="2017-11-16" calcext:value-type="date">
            <text:p>16-nov.-2017</text:p>
          </table:table-cell>
          <table:table-cell table:style-name="ce9" office:value-type="string" calcext:value-type="string">
            <text:p>AUTOBUS GALLAND LTEE</text:p>
          </table:table-cell>
          <table:table-cell/>
          <table:table-cell table:style-name="ce14" office:value-type="float" office:value="330.71" calcext:value-type="float">
            <text:p>330,71</text:p>
          </table:table-cell>
          <table:table-cell table:style-name="ce9" office:value-type="string" calcext:value-type="string">
            <text:p>Service - Transport autobu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8057" calcext:value-type="float">
            <text:p>1238057</text:p>
          </table:table-cell>
          <table:table-cell table:style-name="ce7" office:value-type="date" office:date-value="2017-11-16" calcext:value-type="date">
            <text:p>16-nov.-2017</text:p>
          </table:table-cell>
          <table:table-cell table:style-name="ce9" office:value-type="string" calcext:value-type="string">
            <text:p>ORDRE DES URBANISTES DU QUEBEC.</text:p>
          </table:table-cell>
          <table:table-cell table:style-name="ce11"/>
          <table:table-cell table:style-name="ce14" office:value-type="float" office:value="502.22" calcext:value-type="float">
            <text:p>502,22</text:p>
          </table:table-cell>
          <table:table-cell table:style-name="ce9" office:value-type="string" calcext:value-type="string">
            <text:p>Frais - Inscription pour collo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531" calcext:value-type="float">
            <text:p>1236531</text:p>
          </table:table-cell>
          <table:table-cell table:style-name="ce7" office:value-type="date" office:date-value="2017-11-09" calcext:value-type="date">
            <text:p>9-nov.-2017</text:p>
          </table:table-cell>
          <table:table-cell table:style-name="ce9" office:value-type="string" calcext:value-type="string">
            <text:p>ZESTE DU MONDE</text:p>
          </table:table-cell>
          <table:table-cell/>
          <table:table-cell table:style-name="ce14" office:value-type="float" office:value="228.35" calcext:value-type="float">
            <text:p>228,35</text:p>
          </table:table-cell>
          <table:table-cell table:style-name="ce9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table:style-name="ce4" office:value-type="float" office:value="1238969" calcext:value-type="float">
            <text:p>1238969</text:p>
          </table:table-cell>
          <table:table-cell table:style-name="ce7" office:value-type="date" office:date-value="2017-11-21" calcext:value-type="date">
            <text:p>21-nov.-2017</text:p>
          </table:table-cell>
          <table:table-cell table:style-name="ce9" office:value-type="string" calcext:value-type="string">
            <text:p>ACKLANDS - GRAINGER INC.</text:p>
          </table:table-cell>
          <table:table-cell/>
          <table:table-cell table:style-name="ce14" office:value-type="float" office:value="148.92" calcext:value-type="float">
            <text:p>148,92</text:p>
          </table:table-cell>
          <table:table-cell table:style-name="ce9" office:value-type="string" calcext:value-type="string">
            <text:p>Gant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9120" calcext:value-type="float">
            <text:p>1239120</text:p>
          </table:table-cell>
          <table:table-cell table:style-name="ce7" office:value-type="date" office:date-value="2017-11-21" calcext:value-type="date">
            <text:p>21-nov.-2017</text:p>
          </table:table-cell>
          <table:table-cell table:style-name="ce9" office:value-type="string" calcext:value-type="string">
            <text:p>CERIU</text:p>
          </table:table-cell>
          <table:table-cell/>
          <table:table-cell table:style-name="ce14" office:value-type="float" office:value="1711.3" calcext:value-type="float">
            <text:p>1 711,30</text:p>
          </table:table-cell>
          <table:table-cell table:style-name="ce9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18084" calcext:value-type="float">
            <text:p>1218084</text:p>
          </table:table-cell>
          <table:table-cell table:style-name="ce7" office:value-type="date" office:date-value="2017-11-29" calcext:value-type="date">
            <text:p>29-nov.-2017</text:p>
          </table:table-cell>
          <table:table-cell table:style-name="ce9" office:value-type="string" calcext:value-type="string">
            <text:p>FASTENAL CANADA LTEE</text:p>
          </table:table-cell>
          <table:table-cell/>
          <table:table-cell table:style-name="ce14" office:value-type="float" office:value="5.41" calcext:value-type="float">
            <text:p>5,41</text:p>
          </table:table-cell>
          <table:table-cell table:style-name="ce9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8019" calcext:value-type="float">
            <text:p>1238019</text:p>
          </table:table-cell>
          <table:table-cell table:style-name="ce7" office:value-type="date" office:date-value="2017-11-16" calcext:value-type="date">
            <text:p>16-nov.-2017</text:p>
          </table:table-cell>
          <table:table-cell table:style-name="ce9" office:value-type="string" calcext:value-type="string">
            <text:p>INDUSTRIES JACQUES INC.</text:p>
          </table:table-cell>
          <table:table-cell/>
          <table:table-cell table:style-name="ce14" office:value-type="float" office:value="493.44" calcext:value-type="float">
            <text:p>493,44</text:p>
          </table:table-cell>
          <table:table-cell table:style-name="ce9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7160" calcext:value-type="float">
            <text:p>1237160</text:p>
          </table:table-cell>
          <table:table-cell table:style-name="ce7" office:value-type="date" office:date-value="2017-11-13" calcext:value-type="date">
            <text:p>13-nov.-2017</text:p>
          </table:table-cell>
          <table:table-cell table:style-name="ce9" office:value-type="string" calcext:value-type="string">
            <text:p>LA MAISON DU PEINTRE</text:p>
          </table:table-cell>
          <table:table-cell/>
          <table:table-cell table:style-name="ce14" office:value-type="float" office:value="195.99" calcext:value-type="float">
            <text:p>195,99</text:p>
          </table:table-cell>
          <table:table-cell table:style-name="ce9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19721" calcext:value-type="float">
            <text:p>1219721</text:p>
          </table:table-cell>
          <table:table-cell table:style-name="ce7" office:value-type="date" office:date-value="2017-11-20" calcext:value-type="date">
            <text:p>20-nov.-2017</text:p>
          </table:table-cell>
          <table:table-cell table:style-name="ce9" office:value-type="string" calcext:value-type="string">
            <text:p>PEPINIERE A. MUCCI INC.</text:p>
          </table:table-cell>
          <table:table-cell table:style-name="ce4" office:value-type="float" office:value="1214413" calcext:value-type="float">
            <text:p>1214413</text:p>
          </table:table-cell>
          <table:table-cell table:style-name="ce14" office:value-type="float" office:value="2066.94" calcext:value-type="float">
            <text:p>2 066,94</text:p>
          </table:table-cell>
          <table:table-cell table:style-name="ce9" office:value-type="string" calcext:value-type="string">
            <text:p>Mélange de ter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19745" calcext:value-type="float">
            <text:p>1219745</text:p>
          </table:table-cell>
          <table:table-cell table:style-name="ce7" office:value-type="date" office:date-value="2017-11-20" calcext:value-type="date">
            <text:p>20-nov.-2017</text:p>
          </table:table-cell>
          <table:table-cell table:style-name="ce9"/>
          <table:table-cell table:style-name="ce4" office:value-type="float" office:value="1214413" calcext:value-type="float">
            <text:p>1214413</text:p>
          </table:table-cell>
          <table:table-cell table:style-name="ce14" office:value-type="float" office:value="4241.49" calcext:value-type="float">
            <text:p>4 241,49</text:p>
          </table:table-cell>
          <table:table-cell table:style-name="ce9" office:value-type="string" calcext:value-type="string">
            <text:p>Mélange de ter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UTIN, PIERRE</text:p>
          </table:table-cell>
          <table:table-cell table:style-name="ce4" office:value-type="float" office:value="1231387" calcext:value-type="float">
            <text:p>1231387</text:p>
          </table:table-cell>
          <table:table-cell table:style-name="ce7" office:value-type="date" office:date-value="2017-11-01" calcext:value-type="date">
            <text:p>1-nov.-2017</text:p>
          </table:table-cell>
          <table:table-cell table:style-name="ce9" office:value-type="string" calcext:value-type="string">
            <text:p>PEPINIERE DOMINIQUE SAVIO LTEE</text:p>
          </table:table-cell>
          <table:table-cell table:style-name="ce10"/>
          <table:table-cell table:style-name="ce14" office:value-type="float" office:value="2.17" calcext:value-type="float">
            <text:p>2,17</text:p>
          </table:table-cell>
          <table:table-cell table:style-name="ce9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8683" calcext:value-type="float">
            <text:p>1238683</text:p>
          </table:table-cell>
          <table:table-cell table:style-name="ce7" office:value-type="date" office:date-value="2017-11-20" calcext:value-type="date">
            <text:p>20-nov.-2017</text:p>
          </table:table-cell>
          <table:table-cell table:style-name="ce9" office:value-type="string" calcext:value-type="string">
            <text:p>PPG REVETEMENTS ARCHITECTURAUX CANADA INC.</text:p>
          </table:table-cell>
          <table:table-cell table:style-name="ce4" office:value-type="float" office:value="1071552" calcext:value-type="float">
            <text:p>1071552</text:p>
          </table:table-cell>
          <table:table-cell table:style-name="ce14" office:value-type="float" office:value="816.68" calcext:value-type="float">
            <text:p>816,68</text:p>
          </table:table-cell>
          <table:table-cell table:style-name="ce9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7" office:value-type="date" office:date-value="2017-11-20" calcext:value-type="date">
            <text:p>20-nov.-2017</text:p>
          </table:table-cell>
          <table:table-cell table:style-name="ce9"/>
          <table:table-cell table:style-name="ce4"/>
          <table:table-cell table:style-name="ce14" office:value-type="float" office:value="696.82" calcext:value-type="float">
            <text:p>696,82</text:p>
          </table:table-cell>
          <table:table-cell table:style-name="ce9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USSEAU, HELENE</text:p>
          </table:table-cell>
          <table:table-cell table:style-name="ce4" office:value-type="float" office:value="1177791" calcext:value-type="float">
            <text:p>1177791</text:p>
          </table:table-cell>
          <table:table-cell table:style-name="ce7" office:value-type="date" office:date-value="2017-11-08" calcext:value-type="date">
            <text:p>8-nov.-2017</text:p>
          </table:table-cell>
          <table:table-cell table:style-name="ce9" office:value-type="string" calcext:value-type="string">
            <text:p>CONFIDENTIEL DECHIQUETAGE DE DOC. INC.</text:p>
          </table:table-cell>
          <table:table-cell/>
          <table:table-cell table:style-name="ce14" office:value-type="float" office:value="209.97" calcext:value-type="float">
            <text:p>209,97</text:p>
          </table:table-cell>
          <table:table-cell table:style-name="ce9" office:value-type="string" calcext:value-type="string">
            <text:p>Service - Destruction de document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14434" calcext:value-type="float">
            <text:p>1214434</text:p>
          </table:table-cell>
          <table:table-cell table:style-name="ce7" office:value-type="date" office:date-value="2017-11-16" calcext:value-type="date">
            <text:p>16-nov.-2017</text:p>
          </table:table-cell>
          <table:table-cell table:style-name="ce9" office:value-type="string" calcext:value-type="string">
            <text:p>ROGERS COMMUNICATIONS CANADA INC.</text:p>
          </table:table-cell>
          <table:table-cell/>
          <table:table-cell table:style-name="ce14" office:value-type="float" office:value="283.47" calcext:value-type="float">
            <text:p>283,47</text:p>
          </table:table-cell>
          <table:table-cell table:style-name="ce9" office:value-type="string" calcext:value-type="string">
            <text:p>Service - Téléphonie cellulaire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4" office:value-type="float" office:value="1239362" calcext:value-type="float">
            <text:p>1239362</text:p>
          </table:table-cell>
          <table:table-cell table:style-name="ce7" office:value-type="date" office:date-value="2017-11-22" calcext:value-type="date">
            <text:p>22-nov.-2017</text:p>
          </table:table-cell>
          <table:table-cell table:style-name="ce9" office:value-type="string" calcext:value-type="string">
            <text:p>ACORR</text:p>
          </table:table-cell>
          <table:table-cell/>
          <table:table-cell table:style-name="ce14" office:value-type="float" office:value="677.17" calcext:value-type="float">
            <text:p>677,17</text:p>
          </table:table-cell>
          <table:table-cell table:style-name="ce9" office:value-type="string" calcext:value-type="string">
            <text:p>Équipement et fourniture d'emballage et d'entrepos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755" calcext:value-type="float">
            <text:p>1236755</text:p>
          </table:table-cell>
          <table:table-cell table:style-name="ce7" office:value-type="date" office:date-value="2017-11-09" calcext:value-type="date">
            <text:p>9-nov.-2017</text:p>
          </table:table-cell>
          <table:table-cell table:style-name="ce9" office:value-type="string" calcext:value-type="string">
            <text:p>AUDIO CINE FILMS INC</text:p>
          </table:table-cell>
          <table:table-cell table:style-name="ce10"/>
          <table:table-cell table:style-name="ce14" office:value-type="float" office:value="761.16" calcext:value-type="float">
            <text:p>761,16</text:p>
          </table:table-cell>
          <table:table-cell table:style-name="ce9" office:value-type="string" calcext:value-type="string">
            <text:p>Licence de divertiss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7773" calcext:value-type="float">
            <text:p>1237773</text:p>
          </table:table-cell>
          <table:table-cell table:style-name="ce7" office:value-type="date" office:date-value="2017-11-15" calcext:value-type="date">
            <text:p>15-nov.-2017</text:p>
          </table:table-cell>
          <table:table-cell table:style-name="ce9" office:value-type="string" calcext:value-type="string">
            <text:p>BIBLIOTHECA CANADA INC.</text:p>
          </table:table-cell>
          <table:table-cell table:style-name="ce10"/>
          <table:table-cell table:style-name="ce14" office:value-type="float" office:value="5699.16" calcext:value-type="float">
            <text:p>5 699,16</text:p>
          </table:table-cell>
          <table:table-cell table:style-name="ce9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89504" calcext:value-type="float">
            <text:p>1189504</text:p>
          </table:table-cell>
          <table:table-cell table:style-name="ce7" office:value-type="date" office:date-value="2017-11-27" calcext:value-type="date">
            <text:p>27-nov.-2017</text:p>
          </table:table-cell>
          <table:table-cell table:style-name="ce9" office:value-type="string" calcext:value-type="string">
            <text:p>BRAULT &amp; BOUTHILLIER LTEE</text:p>
          </table:table-cell>
          <table:table-cell table:style-name="ce4"/>
          <table:table-cell table:style-name="ce14" office:value-type="float" office:value="1.73" calcext:value-type="float">
            <text:p>1,73</text:p>
          </table:table-cell>
          <table:table-cell table:style-name="ce9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25525" calcext:value-type="float">
            <text:p>1225525</text:p>
          </table:table-cell>
          <table:table-cell table:style-name="ce7" office:value-type="date" office:date-value="2017-11-13" calcext:value-type="date">
            <text:p>13-nov.-2017</text:p>
          </table:table-cell>
          <table:table-cell table:style-name="ce9"/>
          <table:table-cell table:style-name="ce10"/>
          <table:table-cell table:style-name="ce14" office:value-type="float" office:value="5.25" calcext:value-type="float">
            <text:p>5,25</text:p>
          </table:table-cell>
          <table:table-cell table:style-name="ce9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5269" calcext:value-type="float">
            <text:p>1235269</text:p>
          </table:table-cell>
          <table:table-cell table:style-name="ce7" office:value-type="date" office:date-value="2017-11-03" calcext:value-type="date">
            <text:p>3-nov.-2017</text:p>
          </table:table-cell>
          <table:table-cell table:style-name="ce9"/>
          <table:table-cell table:style-name="ce10"/>
          <table:table-cell table:style-name="ce14" office:value-type="float" office:value="156.38" calcext:value-type="float">
            <text:p>156,38</text:p>
          </table:table-cell>
          <table:table-cell table:style-name="ce9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1013" calcext:value-type="float">
            <text:p>1231013</text:p>
          </table:table-cell>
          <table:table-cell table:style-name="ce7" office:value-type="date" office:date-value="2017-11-01" calcext:value-type="date">
            <text:p>1-nov.-2017</text:p>
          </table:table-cell>
          <table:table-cell table:style-name="ce9" office:value-type="string" calcext:value-type="string">
            <text:p>SOLOTECH INC</text:p>
          </table:table-cell>
          <table:table-cell table:style-name="ce10"/>
          <table:table-cell table:style-name="ce14" office:value-type="float" office:value="477.36" calcext:value-type="float">
            <text:p>477,36</text:p>
          </table:table-cell>
          <table:table-cell table:style-name="ce9" office:value-type="string" calcext:value-type="string">
            <text:p>Éclairage, lumiè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2828" calcext:value-type="float">
            <text:p>1232828</text:p>
          </table:table-cell>
          <table:table-cell table:style-name="ce7" office:value-type="date" office:date-value="2017-11-28" calcext:value-type="date">
            <text:p>28-nov.-2017</text:p>
          </table:table-cell>
          <table:table-cell table:style-name="ce9" office:value-type="string" calcext:value-type="string">
            <text:p>CARR MCLEAN LIMITED</text:p>
          </table:table-cell>
          <table:table-cell/>
          <table:table-cell table:style-name="ce14" office:value-type="float" office:value="45.4" calcext:value-type="float">
            <text:p>45,40</text:p>
          </table:table-cell>
          <table:table-cell table:style-name="ce9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073" calcext:value-type="float">
            <text:p>1240073</text:p>
          </table:table-cell>
          <table:table-cell table:style-name="ce7" office:value-type="date" office:date-value="2017-11-24" calcext:value-type="date">
            <text:p>24-nov.-2017</text:p>
          </table:table-cell>
          <table:table-cell table:style-name="ce9" office:value-type="string" calcext:value-type="string">
            <text:p>COMPUGEN INC.</text:p>
          </table:table-cell>
          <table:table-cell table:style-name="ce10"/>
          <table:table-cell table:style-name="ce14" office:value-type="float" office:value="170.6" calcext:value-type="float">
            <text:p>170,60</text:p>
          </table:table-cell>
          <table:table-cell table:style-name="ce9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7" office:value-type="date" office:date-value="2017-11-24" calcext:value-type="date">
            <text:p>24-nov.-2017</text:p>
          </table:table-cell>
          <table:table-cell table:style-name="ce9"/>
          <table:table-cell table:style-name="ce10"/>
          <table:table-cell table:style-name="ce14" office:value-type="float" office:value="525" calcext:value-type="float">
            <text:p>525,00</text:p>
          </table:table-cell>
          <table:table-cell table:style-name="ce9" office:value-type="string" calcext:value-type="string">
            <text:p>Imprimant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067" calcext:value-type="float">
            <text:p>1240067</text:p>
          </table:table-cell>
          <table:table-cell table:style-name="ce7" office:value-type="date" office:date-value="2017-11-24" calcext:value-type="date">
            <text:p>24-nov.-2017</text:p>
          </table:table-cell>
          <table:table-cell table:style-name="ce9" office:value-type="string" calcext:value-type="string">
            <text:p>COOPERATIVE DE L'UNIVERSITE LAVAL</text:p>
          </table:table-cell>
          <table:table-cell/>
          <table:table-cell table:style-name="ce14" office:value-type="float" office:value="397.85" calcext:value-type="float">
            <text:p>397,85</text:p>
          </table:table-cell>
          <table:table-cell table:style-name="ce9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97518" calcext:value-type="float">
            <text:p>1197518</text:p>
          </table:table-cell>
          <table:table-cell table:style-name="ce7" office:value-type="date" office:date-value="2017-11-20" calcext:value-type="date">
            <text:p>20-nov.-2017</text:p>
          </table:table-cell>
          <table:table-cell table:style-name="ce9" office:value-type="string" calcext:value-type="string">
            <text:p>COOPERATIVE DE TAXI MONTREAL</text:p>
          </table:table-cell>
          <table:table-cell/>
          <table:table-cell table:style-name="ce14" office:value-type="float" office:value="104.99" calcext:value-type="float">
            <text:p>104,99</text:p>
          </table:table-cell>
          <table:table-cell table:style-name="ce9" office:value-type="string" calcext:value-type="string">
            <text:p>Frais-Transport en taxi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756" calcext:value-type="float">
            <text:p>1236756</text:p>
          </table:table-cell>
          <table:table-cell table:style-name="ce7" office:value-type="date" office:date-value="2017-11-09" calcext:value-type="date">
            <text:p>9-nov.-2017</text:p>
          </table:table-cell>
          <table:table-cell table:style-name="ce9" office:value-type="string" calcext:value-type="string">
            <text:p>ENTREPRISES D'EXTERMINATION MAHEU</text:p>
          </table:table-cell>
          <table:table-cell table:style-name="ce4"/>
          <table:table-cell table:style-name="ce14" office:value-type="float" office:value="1627.31" calcext:value-type="float">
            <text:p>1 627,31</text:p>
          </table:table-cell>
          <table:table-cell table:style-name="ce9" office:value-type="string" calcext:value-type="string">
            <text:p>Appareil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069" calcext:value-type="float">
            <text:p>1240069</text:p>
          </table:table-cell>
          <table:table-cell table:style-name="ce7" office:value-type="date" office:date-value="2017-11-24" calcext:value-type="date">
            <text:p>24-nov.-2017</text:p>
          </table:table-cell>
          <table:table-cell table:style-name="ce9" office:value-type="string" calcext:value-type="string">
            <text:p>JEAN L. DECOR 2001 INC.</text:p>
          </table:table-cell>
          <table:table-cell/>
          <table:table-cell table:style-name="ce14" office:value-type="float" office:value="1501.32" calcext:value-type="float">
            <text:p>1 501,32</text:p>
          </table:table-cell>
          <table:table-cell table:style-name="ce9" office:value-type="string" calcext:value-type="string">
            <text:p>Accessoire et fourniture de décor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7774" calcext:value-type="float">
            <text:p>1237774</text:p>
          </table:table-cell>
          <table:table-cell table:style-name="ce7" office:value-type="date" office:date-value="2017-11-15" calcext:value-type="date">
            <text:p>15-nov.-2017</text:p>
          </table:table-cell>
          <table:table-cell table:style-name="ce9" office:value-type="string" calcext:value-type="string">
            <text:p>LES FILMS CRITERION PICTURES</text:p>
          </table:table-cell>
          <table:table-cell/>
          <table:table-cell table:style-name="ce14" office:value-type="float" office:value="1574.81" calcext:value-type="float">
            <text:p>1 574,81</text:p>
          </table:table-cell>
          <table:table-cell table:style-name="ce9" office:value-type="string" calcext:value-type="string">
            <text:p>Service - Droit d'aut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12490" calcext:value-type="float">
            <text:p>1212490</text:p>
          </table:table-cell>
          <table:table-cell table:style-name="ce7" office:value-type="date" office:date-value="2017-11-10" calcext:value-type="date">
            <text:p>10-nov.-2017</text:p>
          </table:table-cell>
          <table:table-cell table:style-name="ce9" office:value-type="string" calcext:value-type="string">
            <text:p>LOCATION JEAN LEGARE LTEE</text:p>
          </table:table-cell>
          <table:table-cell/>
          <table:table-cell table:style-name="ce14" office:value-type="float" office:value="4402.02" calcext:value-type="float">
            <text:p>4 402,02</text:p>
          </table:table-cell>
          <table:table-cell table:style-name="ce9" office:value-type="string" calcext:value-type="string">
            <text:p>Location - Automobil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289" calcext:value-type="float">
            <text:p>1240289</text:p>
          </table:table-cell>
          <table:table-cell table:style-name="ce7" office:value-type="date" office:date-value="2017-11-27" calcext:value-type="date">
            <text:p>27-nov.-2017</text:p>
          </table:table-cell>
          <table:table-cell table:style-name="ce9" office:value-type="string" calcext:value-type="string">
            <text:p>PHOTOSYNTHESE INC</text:p>
          </table:table-cell>
          <table:table-cell table:style-name="ce10"/>
          <table:table-cell table:style-name="ce14" office:value-type="float" office:value="2921.17" calcext:value-type="float">
            <text:p>2 921,17</text:p>
          </table:table-cell>
          <table:table-cell table:style-name="ce9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00755" calcext:value-type="float">
            <text:p>1200755</text:p>
          </table:table-cell>
          <table:table-cell table:style-name="ce7" office:value-type="date" office:date-value="2017-11-03" calcext:value-type="date">
            <text:p>3-nov.-2017</text:p>
          </table:table-cell>
          <table:table-cell table:style-name="ce9" office:value-type="string" calcext:value-type="string">
            <text:p>PLANTERRA LTEE</text:p>
          </table:table-cell>
          <table:table-cell table:style-name="ce4"/>
          <table:table-cell table:style-name="ce14" office:value-type="float" office:value="415.75" calcext:value-type="float">
            <text:p>415,75</text:p>
          </table:table-cell>
          <table:table-cell table:style-name="ce9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7770" calcext:value-type="float">
            <text:p>1237770</text:p>
          </table:table-cell>
          <table:table-cell table:style-name="ce7" office:value-type="date" office:date-value="2017-11-15" calcext:value-type="date">
            <text:p>15-nov.-2017</text:p>
          </table:table-cell>
          <table:table-cell table:style-name="ce9"/>
          <table:table-cell table:style-name="ce4"/>
          <table:table-cell table:style-name="ce14" office:value-type="float" office:value="1459.33" calcext:value-type="float">
            <text:p>1 459,33</text:p>
          </table:table-cell>
          <table:table-cell table:style-name="ce9" office:value-type="string" calcext:value-type="string">
            <text:p>Drapeaux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080" calcext:value-type="float">
            <text:p>1240080</text:p>
          </table:table-cell>
          <table:table-cell table:style-name="ce7" office:value-type="date" office:date-value="2017-11-24" calcext:value-type="date">
            <text:p>24-nov.-2017</text:p>
          </table:table-cell>
          <table:table-cell table:style-name="ce9" office:value-type="string" calcext:value-type="string">
            <text:p>ROULEAUX DE PAPIER &amp; RUBANS J.L. INC.</text:p>
          </table:table-cell>
          <table:table-cell table:style-name="ce4"/>
          <table:table-cell table:style-name="ce14" office:value-type="float" office:value="176.38" calcext:value-type="float">
            <text:p>176,38</text:p>
          </table:table-cell>
          <table:table-cell table:style-name="ce9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083" calcext:value-type="float">
            <text:p>1240083</text:p>
          </table:table-cell>
          <table:table-cell table:style-name="ce7" office:value-type="date" office:date-value="2017-11-24" calcext:value-type="date">
            <text:p>24-nov.-2017</text:p>
          </table:table-cell>
          <table:table-cell table:style-name="ce9"/>
          <table:table-cell table:style-name="ce4"/>
          <table:table-cell table:style-name="ce14" office:value-type="float" office:value="352.76" calcext:value-type="float">
            <text:p>352,76</text:p>
          </table:table-cell>
          <table:table-cell table:style-name="ce9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1008" calcext:value-type="float">
            <text:p>1231008</text:p>
          </table:table-cell>
          <table:table-cell table:style-name="ce7" office:value-type="date" office:date-value="2017-11-20" calcext:value-type="date">
            <text:p>20-nov.-2017</text:p>
          </table:table-cell>
          <table:table-cell table:style-name="ce9" office:value-type="string" calcext:value-type="string">
            <text:p>SOLOTECH INC</text:p>
          </table:table-cell>
          <table:table-cell table:style-name="ce4"/>
          <table:table-cell table:style-name="ce14" office:value-type="float" office:value="73.49" calcext:value-type="float">
            <text:p>73,49</text:p>
          </table:table-cell>
          <table:table-cell table:style-name="ce9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4945" calcext:value-type="float">
            <text:p>1234945</text:p>
          </table:table-cell>
          <table:table-cell table:style-name="ce7" office:value-type="date" office:date-value="2017-11-02" calcext:value-type="date">
            <text:p>2-nov.-2017</text:p>
          </table:table-cell>
          <table:table-cell table:style-name="ce9"/>
          <table:table-cell table:style-name="ce4"/>
          <table:table-cell table:style-name="ce14" office:value-type="float" office:value="596.56" calcext:value-type="float">
            <text:p>596,56</text:p>
          </table:table-cell>
          <table:table-cell table:style-name="ce9" office:value-type="string" calcext:value-type="string">
            <text:p>Réparation/Entretien - 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9355" calcext:value-type="float">
            <text:p>1239355</text:p>
          </table:table-cell>
          <table:table-cell table:style-name="ce7" office:value-type="date" office:date-value="2017-11-22" calcext:value-type="date">
            <text:p>22-nov.-2017</text:p>
          </table:table-cell>
          <table:table-cell table:style-name="ce9"/>
          <table:table-cell table:style-name="ce4"/>
          <table:table-cell table:style-name="ce14" office:value-type="float" office:value="405.46" calcext:value-type="float">
            <text:p>405,46</text:p>
          </table:table-cell>
          <table:table-cell table:style-name="ce9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9356" calcext:value-type="float">
            <text:p>1239356</text:p>
          </table:table-cell>
          <table:table-cell table:style-name="ce7" office:value-type="date" office:date-value="2017-11-22" calcext:value-type="date">
            <text:p>22-nov.-2017</text:p>
          </table:table-cell>
          <table:table-cell table:style-name="ce9"/>
          <table:table-cell table:style-name="ce4"/>
          <table:table-cell table:style-name="ce14" office:value-type="float" office:value="707.01" calcext:value-type="float">
            <text:p>707,01</text:p>
          </table:table-cell>
          <table:table-cell table:style-name="ce9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9358" calcext:value-type="float">
            <text:p>1239358</text:p>
          </table:table-cell>
          <table:table-cell table:style-name="ce7" office:value-type="date" office:date-value="2017-11-22" calcext:value-type="date">
            <text:p>22-nov.-2017</text:p>
          </table:table-cell>
          <table:table-cell table:style-name="ce9" office:value-type="string" calcext:value-type="string">
            <text:p>TECHNO-GESTASS LTEE</text:p>
          </table:table-cell>
          <table:table-cell table:style-name="ce4"/>
          <table:table-cell table:style-name="ce14" office:value-type="float" office:value="164.56" calcext:value-type="float">
            <text:p>164,56</text:p>
          </table:table-cell>
          <table:table-cell table:style-name="ce9" office:value-type="string" calcext:value-type="string">
            <text:p>Matériel pour communication graph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075" calcext:value-type="float">
            <text:p>1240075</text:p>
          </table:table-cell>
          <table:table-cell table:style-name="ce7" office:value-type="date" office:date-value="2017-11-24" calcext:value-type="date">
            <text:p>24-nov.-2017</text:p>
          </table:table-cell>
          <table:table-cell table:style-name="ce9" office:value-type="string" calcext:value-type="string">
            <text:p>TECHNOLOGIES STAY CONNECTED INC.</text:p>
          </table:table-cell>
          <table:table-cell table:style-name="ce4"/>
          <table:table-cell table:style-name="ce14" office:value-type="float" office:value="1086.62" calcext:value-type="float">
            <text:p>1 086,62</text:p>
          </table:table-cell>
          <table:table-cell table:style-name="ce9" office:value-type="string" calcext:value-type="string">
            <text:p>Réparation/Entretien - Appareil de communic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0266" calcext:value-type="float">
            <text:p>1230266</text:p>
          </table:table-cell>
          <table:table-cell table:style-name="ce7" office:value-type="date" office:date-value="2017-11-09" calcext:value-type="date">
            <text:p>9-nov.-2017</text:p>
          </table:table-cell>
          <table:table-cell table:style-name="ce9" office:value-type="string" calcext:value-type="string">
            <text:p>ULINE CANADA</text:p>
          </table:table-cell>
          <table:table-cell table:style-name="ce4"/>
          <table:table-cell table:style-name="ce14" office:value-type="float" office:value="22.85" calcext:value-type="float">
            <text:p>22,85</text:p>
          </table:table-cell>
          <table:table-cell table:style-name="ce9" office:value-type="string" calcext:value-type="string">
            <text:p>Service - Frais de transport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BEROT, ROBERT</text:p>
          </table:table-cell>
          <table:table-cell table:style-name="ce4" office:value-type="float" office:value="1203820" calcext:value-type="float">
            <text:p>1203820</text:p>
          </table:table-cell>
          <table:table-cell table:style-name="ce7" office:value-type="date" office:date-value="2017-11-01" calcext:value-type="date">
            <text:p>1-nov.-2017</text:p>
          </table:table-cell>
          <table:table-cell table:style-name="ce9" office:value-type="string" calcext:value-type="string">
            <text:p>JULIEN LEBLOND</text:p>
          </table:table-cell>
          <table:table-cell table:style-name="ce4"/>
          <table:table-cell table:style-name="ce14" office:value-type="float" office:value="5097.14" calcext:value-type="float">
            <text:p>5 097,14</text:p>
          </table:table-cell>
          <table:table-cell table:style-name="ce9" office:value-type="string" calcext:value-type="string">
            <text:p>Réparation/Entretien - 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4949" calcext:value-type="float">
            <text:p>1234949</text:p>
          </table:table-cell>
          <table:table-cell table:style-name="ce7" office:value-type="date" office:date-value="2017-11-02" calcext:value-type="date">
            <text:p>2-nov.-2017</text:p>
          </table:table-cell>
          <table:table-cell table:style-name="ce9" office:value-type="string" calcext:value-type="string">
            <text:p>LES COUVRE-PLANCHERS SOLATHEQUE INC.</text:p>
          </table:table-cell>
          <table:table-cell table:style-name="ce4"/>
          <table:table-cell table:style-name="ce14" office:value-type="float" office:value="986.88" calcext:value-type="float">
            <text:p>986,88</text:p>
          </table:table-cell>
          <table:table-cell table:style-name="ce9" office:value-type="string" calcext:value-type="string">
            <text:p>Service - Entretien d'immeuble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table:style-name="ce4" office:value-type="float" office:value="1236537" calcext:value-type="float">
            <text:p>1236537</text:p>
          </table:table-cell>
          <table:table-cell table:style-name="ce7" office:value-type="date" office:date-value="2017-11-09" calcext:value-type="date">
            <text:p>9-nov.-2017</text:p>
          </table:table-cell>
          <table:table-cell table:style-name="ce9" office:value-type="string" calcext:value-type="string">
            <text:p>COMMISSION SCOLAIRE DE MONTREAL</text:p>
          </table:table-cell>
          <table:table-cell table:style-name="ce10"/>
          <table:table-cell table:style-name="ce14" office:value-type="float" office:value="2497.11" calcext:value-type="float">
            <text:p>2 497,11</text:p>
          </table:table-cell>
          <table:table-cell table:style-name="ce9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PPIER, GENEVIEVE</text:p>
          </table:table-cell>
          <table:table-cell table:style-name="ce4" office:value-type="float" office:value="1236201" calcext:value-type="float">
            <text:p>1236201</text:p>
          </table:table-cell>
          <table:table-cell table:style-name="ce7" office:value-type="date" office:date-value="2017-11-08" calcext:value-type="date">
            <text:p>8-nov.-2017</text:p>
          </table:table-cell>
          <table:table-cell table:style-name="ce9"/>
          <table:table-cell table:style-name="ce10"/>
          <table:table-cell table:style-name="ce14" office:value-type="float" office:value="2169.46" calcext:value-type="float">
            <text:p>2 169,46</text:p>
          </table:table-cell>
          <table:table-cell table:style-name="ce9" office:value-type="string" calcext:value-type="string">
            <text:p>Équipement de spor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735" calcext:value-type="float">
            <text:p>1236735</text:p>
          </table:table-cell>
          <table:table-cell table:style-name="ce7" office:value-type="date" office:date-value="2017-11-09" calcext:value-type="date">
            <text:p>9-nov.-2017</text:p>
          </table:table-cell>
          <table:table-cell table:style-name="ce9" office:value-type="string" calcext:value-type="string">
            <text:p>AQUAM SPECIALISTE AQUATIQUE INC.</text:p>
          </table:table-cell>
          <table:table-cell table:style-name="ce10"/>
          <table:table-cell table:style-name="ce14" office:value-type="float" office:value="4173.83" calcext:value-type="float">
            <text:p>4 173,83</text:p>
          </table:table-cell>
          <table:table-cell table:style-name="ce9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9354" calcext:value-type="float">
            <text:p>1239354</text:p>
          </table:table-cell>
          <table:table-cell table:style-name="ce7" office:value-type="date" office:date-value="2017-11-22" calcext:value-type="date">
            <text:p>22-nov.-2017</text:p>
          </table:table-cell>
          <table:table-cell table:style-name="ce9" office:value-type="string" calcext:value-type="string">
            <text:p>AQUATECHNO SPECIALISTES AQUATIQUES INC.</text:p>
          </table:table-cell>
          <table:table-cell/>
          <table:table-cell table:style-name="ce14" office:value-type="float" office:value="564.57" calcext:value-type="float">
            <text:p>564,57</text:p>
          </table:table-cell>
          <table:table-cell table:style-name="ce9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738" calcext:value-type="float">
            <text:p>1236738</text:p>
          </table:table-cell>
          <table:table-cell table:style-name="ce7" office:value-type="date" office:date-value="2017-11-09" calcext:value-type="date">
            <text:p>9-nov.-2017</text:p>
          </table:table-cell>
          <table:table-cell table:style-name="ce9" office:value-type="string" calcext:value-type="string">
            <text:p>BOUTY INC</text:p>
          </table:table-cell>
          <table:table-cell/>
          <table:table-cell table:style-name="ce14" office:value-type="float" office:value="3058.2" calcext:value-type="float">
            <text:p>3 058,20</text:p>
          </table:table-cell>
          <table:table-cell table:style-name="ce9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207" calcext:value-type="float">
            <text:p>1236207</text:p>
          </table:table-cell>
          <table:table-cell table:style-name="ce7" office:value-type="date" office:date-value="2017-11-08" calcext:value-type="date">
            <text:p>8-nov.-2017</text:p>
          </table:table-cell>
          <table:table-cell table:style-name="ce9" office:value-type="string" calcext:value-type="string">
            <text:p>COFFRES-FORTS C.B. 2000 INC.</text:p>
          </table:table-cell>
          <table:table-cell/>
          <table:table-cell table:style-name="ce14" office:value-type="float" office:value="214.96" calcext:value-type="float">
            <text:p>214,96</text:p>
          </table:table-cell>
          <table:table-cell table:style-name="ce9" office:value-type="string" calcext:value-type="string">
            <text:p>Service - Serruri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9360" calcext:value-type="float">
            <text:p>1239360</text:p>
          </table:table-cell>
          <table:table-cell table:style-name="ce7" office:value-type="date" office:date-value="2017-11-22" calcext:value-type="date">
            <text:p>22-nov.-2017</text:p>
          </table:table-cell>
          <table:table-cell table:style-name="ce9" office:value-type="string" calcext:value-type="string">
            <text:p>CORBEIL ELECTRIQUE INC.</text:p>
          </table:table-cell>
          <table:table-cell/>
          <table:table-cell table:style-name="ce14" office:value-type="float" office:value="1677.7" calcext:value-type="float">
            <text:p>1 677,70</text:p>
          </table:table-cell>
          <table:table-cell table:style-name="ce9" office:value-type="string" calcext:value-type="string">
            <text:p>Électroménag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8406" calcext:value-type="float">
            <text:p>1238406</text:p>
          </table:table-cell>
          <table:table-cell table:style-name="ce7" office:value-type="date" office:date-value="2017-11-17" calcext:value-type="date">
            <text:p>17-nov.-2017</text:p>
          </table:table-cell>
          <table:table-cell table:style-name="ce9" office:value-type="string" calcext:value-type="string">
            <text:p>LA MAISON DU PEINTRE</text:p>
          </table:table-cell>
          <table:table-cell/>
          <table:table-cell table:style-name="ce14" office:value-type="float" office:value="1312.34" calcext:value-type="float">
            <text:p>1 312,34</text:p>
          </table:table-cell>
          <table:table-cell table:style-name="ce9" office:value-type="string" calcext:value-type="string">
            <text:p>Peinture - résidentielle et industrielle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PPIER, GENEVIEVE</text:p>
          </table:table-cell>
          <table:table-cell table:style-name="ce4" office:value-type="float" office:value="1236205" calcext:value-type="float">
            <text:p>1236205</text:p>
          </table:table-cell>
          <table:table-cell table:style-name="ce7" office:value-type="date" office:date-value="2017-11-08" calcext:value-type="date">
            <text:p>8-nov.-2017</text:p>
          </table:table-cell>
          <table:table-cell table:style-name="ce9" office:value-type="string" calcext:value-type="string">
            <text:p>LES INSTALLATIONS SPORTIVES AGORA INC.</text:p>
          </table:table-cell>
          <table:table-cell/>
          <table:table-cell table:style-name="ce14" office:value-type="float" office:value="784.78" calcext:value-type="float">
            <text:p>784,78</text:p>
          </table:table-cell>
          <table:table-cell table:style-name="ce9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206" calcext:value-type="float">
            <text:p>1236206</text:p>
          </table:table-cell>
          <table:table-cell table:style-name="ce7" office:value-type="date" office:date-value="2017-11-08" calcext:value-type="date">
            <text:p>8-nov.-2017</text:p>
          </table:table-cell>
          <table:table-cell table:style-name="ce9"/>
          <table:table-cell/>
          <table:table-cell table:style-name="ce14" office:value-type="float" office:value="1162.74" calcext:value-type="float">
            <text:p>1 162,74</text:p>
          </table:table-cell>
          <table:table-cell table:style-name="ce9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5516" calcext:value-type="float">
            <text:p>1235516</text:p>
          </table:table-cell>
          <table:table-cell table:style-name="ce7" office:value-type="date" office:date-value="2017-11-06" calcext:value-type="date">
            <text:p>6-nov.-2017</text:p>
          </table:table-cell>
          <table:table-cell table:style-name="ce9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14" office:value-type="float" office:value="407.18" calcext:value-type="float">
            <text:p>407,18</text:p>
          </table:table-cell>
          <table:table-cell table:style-name="ce9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5517" calcext:value-type="float">
            <text:p>1235517</text:p>
          </table:table-cell>
          <table:table-cell table:style-name="ce7" office:value-type="date" office:date-value="2017-11-06" calcext:value-type="date">
            <text:p>6-nov.-2017</text:p>
          </table:table-cell>
          <table:table-cell table:style-name="ce9"/>
          <table:table-cell table:style-name="ce4" office:value-type="float" office:value="1048199" calcext:value-type="float">
            <text:p>1048199</text:p>
          </table:table-cell>
          <table:table-cell table:style-name="ce14" office:value-type="float" office:value="184.83" calcext:value-type="float">
            <text:p>184,83</text:p>
          </table:table-cell>
          <table:table-cell table:style-name="ce9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9159" calcext:value-type="float">
            <text:p>1239159</text:p>
          </table:table-cell>
          <table:table-cell table:style-name="ce7" office:value-type="date" office:date-value="2017-11-21" calcext:value-type="date">
            <text:p>21-nov.-2017</text:p>
          </table:table-cell>
          <table:table-cell table:style-name="ce9"/>
          <table:table-cell table:style-name="ce4" office:value-type="float" office:value="1048199" calcext:value-type="float">
            <text:p>1048199</text:p>
          </table:table-cell>
          <table:table-cell table:style-name="ce14" office:value-type="float" office:value="401.72" calcext:value-type="float">
            <text:p>401,72</text:p>
          </table:table-cell>
          <table:table-cell table:style-name="ce9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9724" calcext:value-type="float">
            <text:p>1239724</text:p>
          </table:table-cell>
          <table:table-cell table:style-name="ce7" office:value-type="date" office:date-value="2017-11-23" calcext:value-type="date">
            <text:p>23-nov.-2017</text:p>
          </table:table-cell>
          <table:table-cell table:style-name="ce9"/>
          <table:table-cell table:style-name="ce4" office:value-type="float" office:value="1048199" calcext:value-type="float">
            <text:p>1048199</text:p>
          </table:table-cell>
          <table:table-cell table:style-name="ce14" office:value-type="float" office:value="271.87" calcext:value-type="float">
            <text:p>271,87</text:p>
          </table:table-cell>
          <table:table-cell table:style-name="ce9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070" calcext:value-type="float">
            <text:p>1240070</text:p>
          </table:table-cell>
          <table:table-cell table:style-name="ce7" office:value-type="date" office:date-value="2017-11-24" calcext:value-type="date">
            <text:p>24-nov.-2017</text:p>
          </table:table-cell>
          <table:table-cell table:style-name="ce9"/>
          <table:table-cell table:style-name="ce4" office:value-type="float" office:value="1048199" calcext:value-type="float">
            <text:p>1048199</text:p>
          </table:table-cell>
          <table:table-cell table:style-name="ce14" office:value-type="float" office:value="327.59" calcext:value-type="float">
            <text:p>327,59</text:p>
          </table:table-cell>
          <table:table-cell table:style-name="ce9" office:value-type="string" calcext:value-type="string">
            <text:p>Gant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84360" calcext:value-type="float">
            <text:p>1184360</text:p>
          </table:table-cell>
          <table:table-cell table:style-name="ce7" office:value-type="date" office:date-value="2017-11-16" calcext:value-type="date">
            <text:p>16-nov.-2017</text:p>
          </table:table-cell>
          <table:table-cell table:style-name="ce9" office:value-type="string" calcext:value-type="string">
            <text:p>SERVICES FINANCIERS MODSPACE CANADA LTD</text:p>
          </table:table-cell>
          <table:table-cell table:style-name="ce10"/>
          <table:table-cell table:style-name="ce14" office:value-type="float" office:value="3924.22" calcext:value-type="float">
            <text:p>3 924,22</text:p>
          </table:table-cell>
          <table:table-cell table:style-name="ce9" office:value-type="string" calcext:value-type="string">
            <text:p>Location - Bureau mobil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8176" calcext:value-type="float">
            <text:p>1238176</text:p>
          </table:table-cell>
          <table:table-cell table:style-name="ce7" office:value-type="date" office:date-value="2017-11-16" calcext:value-type="date">
            <text:p>16-nov.-2017</text:p>
          </table:table-cell>
          <table:table-cell table:style-name="ce9" office:value-type="string" calcext:value-type="string">
            <text:p>TENAQUIP LIMITED</text:p>
          </table:table-cell>
          <table:table-cell table:style-name="ce10"/>
          <table:table-cell table:style-name="ce14" office:value-type="float" office:value="833.39" calcext:value-type="float">
            <text:p>833,39</text:p>
          </table:table-cell>
          <table:table-cell table:style-name="ce9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7" office:value-type="date" office:date-value="2017-11-16" calcext:value-type="date">
            <text:p>16-nov.-2017</text:p>
          </table:table-cell>
          <table:table-cell table:style-name="ce9"/>
          <table:table-cell table:style-name="ce10"/>
          <table:table-cell table:style-name="ce14" office:value-type="float" office:value="1644.87" calcext:value-type="float">
            <text:p>1 644,87</text:p>
          </table:table-cell>
          <table:table-cell table:style-name="ce9" office:value-type="string" calcext:value-type="string">
            <text:p>Escab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table:style-name="ce4" office:value-type="float" office:value="1237425" calcext:value-type="float">
            <text:p>1237425</text:p>
          </table:table-cell>
          <table:table-cell table:style-name="ce7" office:value-type="date" office:date-value="2017-11-14" calcext:value-type="date">
            <text:p>14-nov.-2017</text:p>
          </table:table-cell>
          <table:table-cell table:style-name="ce9" office:value-type="string" calcext:value-type="string">
            <text:p>AQUAM SPECIALISTE AQUATIQUE INC.</text:p>
          </table:table-cell>
          <table:table-cell table:style-name="ce10"/>
          <table:table-cell table:style-name="ce14" office:value-type="float" office:value="5722.76" calcext:value-type="float">
            <text:p>5 722,76</text:p>
          </table:table-cell>
          <table:table-cell table:style-name="ce9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288" calcext:value-type="float">
            <text:p>1240288</text:p>
          </table:table-cell>
          <table:table-cell table:style-name="ce7" office:value-type="date" office:date-value="2017-11-27" calcext:value-type="date">
            <text:p>27-nov.-2017</text:p>
          </table:table-cell>
          <table:table-cell table:style-name="ce9"/>
          <table:table-cell table:style-name="ce10"/>
          <table:table-cell table:style-name="ce14" office:value-type="float" office:value="13864.14" calcext:value-type="float">
            <text:p>13 864,14</text:p>
          </table:table-cell>
          <table:table-cell table:style-name="ce9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4943" calcext:value-type="float">
            <text:p>1234943</text:p>
          </table:table-cell>
          <table:table-cell table:style-name="ce7" office:value-type="date" office:date-value="2017-11-02" calcext:value-type="date">
            <text:p>2-nov.-2017</text:p>
          </table:table-cell>
          <table:table-cell table:style-name="ce9" office:value-type="string" calcext:value-type="string">
            <text:p>CENTRE COMMUNAUTAIRE DE LOISIR DE LA CDN</text:p>
          </table:table-cell>
          <table:table-cell/>
          <table:table-cell table:style-name="ce14" office:value-type="float" office:value="10590.32" calcext:value-type="float">
            <text:p>10 590,32</text:p>
          </table:table-cell>
          <table:table-cell table:style-name="ce9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7434" calcext:value-type="float">
            <text:p>1237434</text:p>
          </table:table-cell>
          <table:table-cell table:style-name="ce7" office:value-type="date" office:date-value="2017-11-14" calcext:value-type="date">
            <text:p>14-nov.-2017</text:p>
          </table:table-cell>
          <table:table-cell table:style-name="ce9" office:value-type="string" calcext:value-type="string">
            <text:p>COMITE JEUNESSE DE NDG</text:p>
          </table:table-cell>
          <table:table-cell table:style-name="ce4"/>
          <table:table-cell table:style-name="ce14" office:value-type="float" office:value="1355.42" calcext:value-type="float">
            <text:p>1 355,42</text:p>
          </table:table-cell>
          <table:table-cell table:style-name="ce9" office:value-type="string" calcext:value-type="string">
            <text:p>Article promotionn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03211" calcext:value-type="float">
            <text:p>1103211</text:p>
          </table:table-cell>
          <table:table-cell table:style-name="ce7" office:value-type="date" office:date-value="2017-11-07" calcext:value-type="date">
            <text:p>7-nov.-2017</text:p>
          </table:table-cell>
          <table:table-cell table:style-name="ce9" office:value-type="string" calcext:value-type="string">
            <text:p>SYNDICAT DE COPROPRIETE DES TERRAINS BENNY FARM</text:p>
          </table:table-cell>
          <table:table-cell/>
          <table:table-cell table:style-name="ce14" office:value-type="float" office:value="15723.18" calcext:value-type="float">
            <text:p>15 723,18</text:p>
          </table:table-cell>
          <table:table-cell table:style-name="ce9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1034" calcext:value-type="float">
            <text:p>1241034</text:p>
          </table:table-cell>
          <table:table-cell table:style-name="ce7" office:value-type="date" office:date-value="2017-11-29" calcext:value-type="date">
            <text:p>29-nov.-2017</text:p>
          </table:table-cell>
          <table:table-cell table:style-name="ce9" office:value-type="string" calcext:value-type="string">
            <text:p>COMMISSION SPORTIVE DE MTL INC.</text:p>
          </table:table-cell>
          <table:table-cell table:style-name="ce4"/>
          <table:table-cell table:style-name="ce14" office:value-type="float" office:value="1049.87" calcext:value-type="float">
            <text:p>1 049,87</text:p>
          </table:table-cell>
          <table:table-cell table:style-name="ce9" office:value-type="string" calcext:value-type="string">
            <text:p>Article promotionn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119" calcext:value-type="float">
            <text:p>1236119</text:p>
          </table:table-cell>
          <table:table-cell table:style-name="ce7" office:value-type="date" office:date-value="2017-11-08" calcext:value-type="date">
            <text:p>8-nov.-2017</text:p>
          </table:table-cell>
          <table:table-cell table:style-name="ce9" office:value-type="string" calcext:value-type="string">
            <text:p>CREATIONS JEAN-CLAUDE TREMBLAY INC.</text:p>
          </table:table-cell>
          <table:table-cell table:style-name="ce10"/>
          <table:table-cell table:style-name="ce14" office:value-type="float" office:value="6194.26" calcext:value-type="float">
            <text:p>6 194,26</text:p>
          </table:table-cell>
          <table:table-cell table:style-name="ce9" office:value-type="string" calcext:value-type="string">
            <text:p>Service - Animation, entraîn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85994" calcext:value-type="float">
            <text:p>1185994</text:p>
          </table:table-cell>
          <table:table-cell table:style-name="ce7" office:value-type="date" office:date-value="2017-11-16" calcext:value-type="date">
            <text:p>16-nov.-2017</text:p>
          </table:table-cell>
          <table:table-cell table:style-name="ce9" office:value-type="string" calcext:value-type="string">
            <text:p>ROGERS AT&amp;T COMMUNICATIONS SANS FIL</text:p>
          </table:table-cell>
          <table:table-cell/>
          <table:table-cell table:style-name="ce14" office:value-type="float" office:value="5879.3" calcext:value-type="float">
            <text:p>5 879,30</text:p>
          </table:table-cell>
          <table:table-cell table:style-name="ce9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7424" calcext:value-type="float">
            <text:p>1237424</text:p>
          </table:table-cell>
          <table:table-cell table:style-name="ce7" office:value-type="date" office:date-value="2017-11-14" calcext:value-type="date">
            <text:p>14-nov.-2017</text:p>
          </table:table-cell>
          <table:table-cell table:style-name="ce9" office:value-type="string" calcext:value-type="string">
            <text:p>TENAQUIP LIMITED</text:p>
          </table:table-cell>
          <table:table-cell/>
          <table:table-cell table:style-name="ce14" office:value-type="float" office:value="7749.88" calcext:value-type="float">
            <text:p>7 749,88</text:p>
          </table:table-cell>
          <table:table-cell table:style-name="ce9" office:value-type="string" calcext:value-type="string">
            <text:p>Matériel pour loisir, jeu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88721" calcext:value-type="float">
            <text:p>1188721</text:p>
          </table:table-cell>
          <table:table-cell table:style-name="ce7" office:value-type="date" office:date-value="2017-11-07" calcext:value-type="date">
            <text:p>7-nov.-2017</text:p>
          </table:table-cell>
          <table:table-cell table:style-name="ce9" office:value-type="string" calcext:value-type="string">
            <text:p>TOSHIBA SOLUTIONS D'AFFAIRES</text:p>
          </table:table-cell>
          <table:table-cell table:style-name="ce4"/>
          <table:table-cell table:style-name="ce14" office:value-type="float" office:value="230.97" calcext:value-type="float">
            <text:p>230,97</text:p>
          </table:table-cell>
          <table:table-cell table:style-name="ce9" office:value-type="string" calcext:value-type="string">
            <text:p>Location - Photocopi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16454" calcext:value-type="float">
            <text:p>1216454</text:p>
          </table:table-cell>
          <table:table-cell table:style-name="ce7" office:value-type="date" office:date-value="2017-11-22" calcext:value-type="date">
            <text:p>22-nov.-2017</text:p>
          </table:table-cell>
          <table:table-cell table:style-name="ce9"/>
          <table:table-cell/>
          <table:table-cell table:style-name="ce14" office:value-type="float" office:value="209.97" calcext:value-type="float">
            <text:p>209,97</text:p>
          </table:table-cell>
          <table:table-cell table:style-name="ce9" office:value-type="string" calcext:value-type="string">
            <text:p>Location - Photocopi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DRON, DENIS</text:p>
          </table:table-cell>
          <table:table-cell table:style-name="ce4" office:value-type="float" office:value="1240729" calcext:value-type="float">
            <text:p>1240729</text:p>
          </table:table-cell>
          <table:table-cell table:style-name="ce7" office:value-type="date" office:date-value="2017-11-28" calcext:value-type="date">
            <text:p>28-nov.-2017</text:p>
          </table:table-cell>
          <table:table-cell table:style-name="ce9" office:value-type="string" calcext:value-type="string">
            <text:p>COOPERATIVE DE L'UNIVERSITE LAVAL</text:p>
          </table:table-cell>
          <table:table-cell table:style-name="ce4" office:value-type="float" office:value="1163361" calcext:value-type="float">
            <text:p>1163361</text:p>
          </table:table-cell>
          <table:table-cell table:style-name="ce14" office:value-type="float" office:value="1656.7" calcext:value-type="float">
            <text:p>1 656,70</text:p>
          </table:table-cell>
          <table:table-cell table:style-name="ce9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5874" calcext:value-type="float">
            <text:p>1235874</text:p>
          </table:table-cell>
          <table:table-cell table:style-name="ce7" office:value-type="date" office:date-value="2017-11-07" calcext:value-type="date">
            <text:p>7-nov.-2017</text:p>
          </table:table-cell>
          <table:table-cell table:style-name="ce9" office:value-type="string" calcext:value-type="string">
            <text:p>LE GROUPE BELLON PRESTIGE INC.</text:p>
          </table:table-cell>
          <table:table-cell/>
          <table:table-cell table:style-name="ce14" office:value-type="float" office:value="753.81" calcext:value-type="float">
            <text:p>753,81</text:p>
          </table:table-cell>
          <table:table-cell table:style-name="ce9" office:value-type="string" calcext:value-type="string">
            <text:p>Service - Entrepos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7982" calcext:value-type="float">
            <text:p>1237982</text:p>
          </table:table-cell>
          <table:table-cell table:style-name="ce7" office:value-type="date" office:date-value="2017-11-15" calcext:value-type="date">
            <text:p>15-nov.-2017</text:p>
          </table:table-cell>
          <table:table-cell table:style-name="ce9" office:value-type="string" calcext:value-type="string">
            <text:p>LES E/SES DE CONSTRUCTION PROFIL INC.</text:p>
          </table:table-cell>
          <table:table-cell/>
          <table:table-cell table:style-name="ce14" office:value-type="float" office:value="7162.24" calcext:value-type="float">
            <text:p>7 162,24</text:p>
          </table:table-cell>
          <table:table-cell table:style-name="ce9" office:value-type="string" calcext:value-type="string">
            <text:p>Réparation/Entretien - Équip.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412" calcext:value-type="float">
            <text:p>1240412</text:p>
          </table:table-cell>
          <table:table-cell table:style-name="ce7" office:value-type="date" office:date-value="2017-11-27" calcext:value-type="date">
            <text:p>27-nov.-2017</text:p>
          </table:table-cell>
          <table:table-cell table:style-name="ce9" office:value-type="string" calcext:value-type="string">
            <text:p>SANTINEL INC.</text:p>
          </table:table-cell>
          <table:table-cell table:style-name="ce10"/>
          <table:table-cell table:style-name="ce14" office:value-type="float" office:value="1742.39" calcext:value-type="float">
            <text:p>1 742,39</text:p>
          </table:table-cell>
          <table:table-cell table:style-name="ce9" office:value-type="string" calcext:value-type="string">
            <text:p>Défibrillateur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4" office:value-type="float" office:value="1237250" calcext:value-type="float">
            <text:p>1237250</text:p>
          </table:table-cell>
          <table:table-cell table:style-name="ce7" office:value-type="date" office:date-value="2017-11-13" calcext:value-type="date">
            <text:p>13-nov.-2017</text:p>
          </table:table-cell>
          <table:table-cell table:style-name="ce9" office:value-type="string" calcext:value-type="string">
            <text:p>ALBERT VIAU DIVISION EMCO CORPORATION</text:p>
          </table:table-cell>
          <table:table-cell table:style-name="ce4" office:value-type="float" office:value="1137513" calcext:value-type="float">
            <text:p>1137513</text:p>
          </table:table-cell>
          <table:table-cell table:style-name="ce14" office:value-type="float" office:value="438.85" calcext:value-type="float">
            <text:p>438,85</text:p>
          </table:table-cell>
          <table:table-cell table:style-name="ce9" office:value-type="string" calcext:value-type="string">
            <text:p>Produit de branchement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7" office:value-type="date" office:date-value="2017-11-13" calcext:value-type="date">
            <text:p>13-nov.-2017</text:p>
          </table:table-cell>
          <table:table-cell table:style-name="ce9"/>
          <table:table-cell/>
          <table:table-cell table:style-name="ce14" office:value-type="float" office:value="1538.34" calcext:value-type="float">
            <text:p>1 538,34</text:p>
          </table:table-cell>
          <table:table-cell table:style-name="ce9" office:value-type="string" calcext:value-type="string">
            <text:p>Produit de branch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8209" calcext:value-type="float">
            <text:p>1238209</text:p>
          </table:table-cell>
          <table:table-cell table:style-name="ce7" office:value-type="date" office:date-value="2017-11-16" calcext:value-type="date">
            <text:p>16-nov.-2017</text:p>
          </table:table-cell>
          <table:table-cell table:style-name="ce9"/>
          <table:table-cell table:style-name="ce4"/>
          <table:table-cell table:style-name="ce14" office:value-type="float" office:value="506.08" calcext:value-type="float">
            <text:p>506,08</text:p>
          </table:table-cell>
          <table:table-cell table:style-name="ce9" office:value-type="string" calcext:value-type="string">
            <text:p>Produit de branch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5082" calcext:value-type="float">
            <text:p>1235082</text:p>
          </table:table-cell>
          <table:table-cell table:style-name="ce7" office:value-type="date" office:date-value="2017-11-02" calcext:value-type="date">
            <text:p>2-nov.-2017</text:p>
          </table:table-cell>
          <table:table-cell table:style-name="ce9" office:value-type="string" calcext:value-type="string">
            <text:p>ASS. PARITAIRE SANTE &amp; SECURITE AFF. MUN.</text:p>
          </table:table-cell>
          <table:table-cell/>
          <table:table-cell table:style-name="ce14" office:value-type="float" office:value="80.32" calcext:value-type="float">
            <text:p>80,32</text:p>
          </table:table-cell>
          <table:table-cell table:style-name="ce9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3713" calcext:value-type="float">
            <text:p>1233713</text:p>
          </table:table-cell>
          <table:table-cell table:style-name="ce7" office:value-type="date" office:date-value="2017-11-01" calcext:value-type="date">
            <text:p>1-nov.-2017</text:p>
          </table:table-cell>
          <table:table-cell table:style-name="ce9" office:value-type="string" calcext:value-type="string">
            <text:p>DHP SHERBROOKE INC.</text:p>
          </table:table-cell>
          <table:table-cell/>
          <table:table-cell table:style-name="ce14" office:value-type="float" office:value="4036.5" calcext:value-type="float">
            <text:p>4 036,50</text:p>
          </table:table-cell>
          <table:table-cell table:style-name="ce9" office:value-type="string" calcext:value-type="string">
            <text:p>Pompe et compress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8070" calcext:value-type="float">
            <text:p>1238070</text:p>
          </table:table-cell>
          <table:table-cell table:style-name="ce7" office:value-type="date" office:date-value="2017-11-16" calcext:value-type="date">
            <text:p>16-nov.-2017</text:p>
          </table:table-cell>
          <table:table-cell table:style-name="ce9" office:value-type="string" calcext:value-type="string">
            <text:p>ELECTRICITE PLUS</text:p>
          </table:table-cell>
          <table:table-cell/>
          <table:table-cell table:style-name="ce14" office:value-type="float" office:value="313.91" calcext:value-type="float">
            <text:p>313,91</text:p>
          </table:table-cell>
          <table:table-cell table:style-name="ce9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4818" calcext:value-type="float">
            <text:p>1234818</text:p>
          </table:table-cell>
          <table:table-cell table:style-name="ce7" office:value-type="date" office:date-value="2017-11-01" calcext:value-type="date">
            <text:p>1-nov.-2017</text:p>
          </table:table-cell>
          <table:table-cell table:style-name="ce9" office:value-type="string" calcext:value-type="string">
            <text:p>ENTREPRISES FORLINI-DIVISION EQUIPEMENT DE</text:p>
          </table:table-cell>
          <table:table-cell/>
          <table:table-cell table:style-name="ce14" office:value-type="float" office:value="1064.3" calcext:value-type="float">
            <text:p>1 064,30</text:p>
          </table:table-cell>
          <table:table-cell table:style-name="ce9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9433" calcext:value-type="float">
            <text:p>1239433</text:p>
          </table:table-cell>
          <table:table-cell table:style-name="ce7" office:value-type="date" office:date-value="2017-11-22" calcext:value-type="date">
            <text:p>22-nov.-2017</text:p>
          </table:table-cell>
          <table:table-cell table:style-name="ce9"/>
          <table:table-cell/>
          <table:table-cell table:style-name="ce14" office:value-type="float" office:value="141.73" calcext:value-type="float">
            <text:p>141,73</text:p>
          </table:table-cell>
          <table:table-cell table:style-name="ce9" office:value-type="string" calcext:value-type="string">
            <text:p>Bott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7665" calcext:value-type="float">
            <text:p>1237665</text:p>
          </table:table-cell>
          <table:table-cell table:style-name="ce7" office:value-type="date" office:date-value="2017-11-14" calcext:value-type="date">
            <text:p>14-nov.-2017</text:p>
          </table:table-cell>
          <table:table-cell table:style-name="ce9" office:value-type="string" calcext:value-type="string">
            <text:p>FONDERIE LAPERLE DIR. TUYAUTERIES CANADA</text:p>
          </table:table-cell>
          <table:table-cell table:style-name="ce4" office:value-type="float" office:value="1005686" calcext:value-type="float">
            <text:p>1005686</text:p>
          </table:table-cell>
          <table:table-cell table:style-name="ce14" office:value-type="float" office:value="4161.73" calcext:value-type="float">
            <text:p>4 161,73</text:p>
          </table:table-cell>
          <table:table-cell table:style-name="ce9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5115" calcext:value-type="float">
            <text:p>1235115</text:p>
          </table:table-cell>
          <table:table-cell table:style-name="ce7" office:value-type="date" office:date-value="2017-11-02" calcext:value-type="date">
            <text:p>2-nov.-2017</text:p>
          </table:table-cell>
          <table:table-cell table:style-name="ce9" office:value-type="string" calcext:value-type="string">
            <text:p>GROUPE SDM INC</text:p>
          </table:table-cell>
          <table:table-cell table:style-name="ce4"/>
          <table:table-cell table:style-name="ce14" office:value-type="float" office:value="964.31" calcext:value-type="float">
            <text:p>964,31</text:p>
          </table:table-cell>
          <table:table-cell table:style-name="ce9" office:value-type="string" calcext:value-type="string">
            <text:p>Service - Nettoyage et désobstruction de conduit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8754" calcext:value-type="float">
            <text:p>1238754</text:p>
          </table:table-cell>
          <table:table-cell table:style-name="ce7" office:value-type="date" office:date-value="2017-11-20" calcext:value-type="date">
            <text:p>20-nov.-2017</text:p>
          </table:table-cell>
          <table:table-cell table:style-name="ce9" office:value-type="string" calcext:value-type="string">
            <text:p>LAFARGE CANADA INC</text:p>
          </table:table-cell>
          <table:table-cell table:style-name="ce4" office:value-type="float" office:value="1195735" calcext:value-type="float">
            <text:p>1195735</text:p>
          </table:table-cell>
          <table:table-cell table:style-name="ce14" office:value-type="float" office:value="7622.09" calcext:value-type="float">
            <text:p>7 622,09</text:p>
          </table:table-cell>
          <table:table-cell table:style-name="ce9" office:value-type="string" calcext:value-type="string">
            <text:p>Agrégat en vra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9866" calcext:value-type="float">
            <text:p>1239866</text:p>
          </table:table-cell>
          <table:table-cell table:style-name="ce7" office:value-type="date" office:date-value="2017-11-24" calcext:value-type="date">
            <text:p>24-nov.-2017</text:p>
          </table:table-cell>
          <table:table-cell table:style-name="ce9" office:value-type="string" calcext:value-type="string">
            <text:p>LA MAISON DU PEINTRE</text:p>
          </table:table-cell>
          <table:table-cell/>
          <table:table-cell table:style-name="ce14" office:value-type="float" office:value="285.51" calcext:value-type="float">
            <text:p>285,51</text:p>
          </table:table-cell>
          <table:table-cell table:style-name="ce9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8049" calcext:value-type="float">
            <text:p>1238049</text:p>
          </table:table-cell>
          <table:table-cell table:style-name="ce7" office:value-type="date" office:date-value="2017-11-16" calcext:value-type="date">
            <text:p>16-nov.-2017</text:p>
          </table:table-cell>
          <table:table-cell table:style-name="ce9" office:value-type="string" calcext:value-type="string">
            <text:p>MULTI RECYCLAGE S.D. INC</text:p>
          </table:table-cell>
          <table:table-cell table:style-name="ce10"/>
          <table:table-cell table:style-name="ce14" office:value-type="float" office:value="159.87" calcext:value-type="float">
            <text:p>159,87</text:p>
          </table:table-cell>
          <table:table-cell table:style-name="ce9" office:value-type="string" calcext:value-type="string">
            <text:p>Service - Traitement/valorisation de matières organiqu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7407" calcext:value-type="float">
            <text:p>1237407</text:p>
          </table:table-cell>
          <table:table-cell table:style-name="ce7" office:value-type="date" office:date-value="2017-11-14" calcext:value-type="date">
            <text:p>14-nov.-2017</text:p>
          </table:table-cell>
          <table:table-cell table:style-name="ce9" office:value-type="string" calcext:value-type="string">
            <text:p>NOVEM DISTRIBUTION INC</text:p>
          </table:table-cell>
          <table:table-cell/>
          <table:table-cell table:style-name="ce14" office:value-type="float" office:value="2003.16" calcext:value-type="float">
            <text:p>2 003,16</text:p>
          </table:table-cell>
          <table:table-cell table:style-name="ce9" office:value-type="string" calcext:value-type="string">
            <text:p>Produit de cadenass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19682" calcext:value-type="float">
            <text:p>1219682</text:p>
          </table:table-cell>
          <table:table-cell table:style-name="ce7" office:value-type="date" office:date-value="2017-11-20" calcext:value-type="date">
            <text:p>20-nov.-2017</text:p>
          </table:table-cell>
          <table:table-cell table:style-name="ce9" office:value-type="string" calcext:value-type="string">
            <text:p>PEPINIERE A. MUCCI INC.</text:p>
          </table:table-cell>
          <table:table-cell table:style-name="ce4" office:value-type="float" office:value="1214413" calcext:value-type="float">
            <text:p>1214413</text:p>
          </table:table-cell>
          <table:table-cell table:style-name="ce14" office:value-type="float" office:value="1610.25" calcext:value-type="float">
            <text:p>1 610,25</text:p>
          </table:table-cell>
          <table:table-cell table:style-name="ce9" office:value-type="string" calcext:value-type="string">
            <text:p>Mélange de ter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9795" calcext:value-type="float">
            <text:p>1239795</text:p>
          </table:table-cell>
          <table:table-cell table:style-name="ce7" office:value-type="date" office:date-value="2017-11-23" calcext:value-type="date">
            <text:p>23-nov.-2017</text:p>
          </table:table-cell>
          <table:table-cell table:style-name="ce9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14" office:value-type="float" office:value="14.17" calcext:value-type="float">
            <text:p>14,17</text:p>
          </table:table-cell>
          <table:table-cell table:style-name="ce9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0699" calcext:value-type="float">
            <text:p>1230699</text:p>
          </table:table-cell>
          <table:table-cell table:style-name="ce7" office:value-type="date" office:date-value="2017-11-22" calcext:value-type="date">
            <text:p>22-nov.-2017</text:p>
          </table:table-cell>
          <table:table-cell table:style-name="ce9" office:value-type="string" calcext:value-type="string">
            <text:p>QUINCAILLERIE NOTRE-DAME DE ST-HENRI</text:p>
          </table:table-cell>
          <table:table-cell/>
          <table:table-cell table:style-name="ce14" office:value-type="float" office:value="787.41" calcext:value-type="float">
            <text:p>787,41</text:p>
          </table:table-cell>
          <table:table-cell table:style-name="ce9" office:value-type="string" calcext:value-type="string">
            <text:p>Tuyauterie et raccord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5255" calcext:value-type="float">
            <text:p>1235255</text:p>
          </table:table-cell>
          <table:table-cell table:style-name="ce7" office:value-type="date" office:date-value="2017-11-03" calcext:value-type="date">
            <text:p>3-nov.-2017</text:p>
          </table:table-cell>
          <table:table-cell table:style-name="ce9" office:value-type="string" calcext:value-type="string">
            <text:p>RENO-DEPOT</text:p>
          </table:table-cell>
          <table:table-cell/>
          <table:table-cell table:style-name="ce14" office:value-type="float" office:value="395.14" calcext:value-type="float">
            <text:p>395,14</text:p>
          </table:table-cell>
          <table:table-cell table:style-name="ce9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28811" calcext:value-type="float">
            <text:p>1228811</text:p>
          </table:table-cell>
          <table:table-cell table:style-name="ce7" office:value-type="date" office:date-value="2017-11-06" calcext:value-type="date">
            <text:p>6-nov.-2017</text:p>
          </table:table-cell>
          <table:table-cell table:style-name="ce9" office:value-type="string" calcext:value-type="string">
            <text:p>SERVICES MATREC INC.</text:p>
          </table:table-cell>
          <table:table-cell/>
          <table:table-cell table:style-name="ce14" office:value-type="float" office:value="130.02" calcext:value-type="float">
            <text:p>130,02</text:p>
          </table:table-cell>
          <table:table-cell table:style-name="ce9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4621" calcext:value-type="float">
            <text:p>1234621</text:p>
          </table:table-cell>
          <table:table-cell table:style-name="ce7" office:value-type="date" office:date-value="2017-11-01" calcext:value-type="date">
            <text:p>1-nov.-2017</text:p>
          </table:table-cell>
          <table:table-cell table:style-name="ce9" office:value-type="string" calcext:value-type="string">
            <text:p>SOUPAPES UNIVERSELLE VALVES</text:p>
          </table:table-cell>
          <table:table-cell/>
          <table:table-cell table:style-name="ce14" office:value-type="float" office:value="1528.09" calcext:value-type="float">
            <text:p>1 528,09</text:p>
          </table:table-cell>
          <table:table-cell table:style-name="ce9" office:value-type="string" calcext:value-type="string">
            <text:p>Réparation de conduit d'aqueduc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4" office:value-type="float" office:value="1234807" calcext:value-type="float">
            <text:p>1234807</text:p>
          </table:table-cell>
          <table:table-cell table:style-name="ce7" office:value-type="date" office:date-value="2017-11-01" calcext:value-type="date">
            <text:p>1-nov.-2017</text:p>
          </table:table-cell>
          <table:table-cell table:style-name="ce9" office:value-type="string" calcext:value-type="string">
            <text:p>STELEM</text:p>
          </table:table-cell>
          <table:table-cell/>
          <table:table-cell table:style-name="ce14" office:value-type="float" office:value="41.99" calcext:value-type="float">
            <text:p>41,99</text:p>
          </table:table-cell>
          <table:table-cell table:style-name="ce9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23578" calcext:value-type="float">
            <text:p>1223578</text:p>
          </table:table-cell>
          <table:table-cell table:style-name="ce7" office:value-type="date" office:date-value="2017-11-09" calcext:value-type="date">
            <text:p>9-nov.-2017</text:p>
          </table:table-cell>
          <table:table-cell table:style-name="ce9" office:value-type="string" calcext:value-type="string">
            <text:p>ST-GERMAIN EGOUTS ET AQUEDUCS INC.</text:p>
          </table:table-cell>
          <table:table-cell table:style-name="ce4" office:value-type="float" office:value="1191511" calcext:value-type="float">
            <text:p>1191511</text:p>
          </table:table-cell>
          <table:table-cell table:style-name="ce14" office:value-type="float" office:value="955.38" calcext:value-type="float">
            <text:p>955,38</text:p>
          </table:table-cell>
          <table:table-cell table:style-name="ce9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7" office:value-type="date" office:date-value="2017-11-09" calcext:value-type="date">
            <text:p>9-nov.-2017</text:p>
          </table:table-cell>
          <table:table-cell table:style-name="ce9"/>
          <table:table-cell/>
          <table:table-cell table:style-name="ce14" office:value-type="float" office:value="1858.28" calcext:value-type="float">
            <text:p>1 858,28</text:p>
          </table:table-cell>
          <table:table-cell table:style-name="ce9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294" calcext:value-type="float">
            <text:p>1240294</text:p>
          </table:table-cell>
          <table:table-cell table:style-name="ce7" office:value-type="date" office:date-value="2017-11-28" calcext:value-type="date">
            <text:p>28-nov.-2017</text:p>
          </table:table-cell>
          <table:table-cell table:style-name="ce9"/>
          <table:table-cell/>
          <table:table-cell table:style-name="ce14" office:value-type="float" office:value="706.78" calcext:value-type="float">
            <text:p>706,78</text:p>
          </table:table-cell>
          <table:table-cell table:style-name="ce9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7" office:value-type="date" office:date-value="2017-11-28" calcext:value-type="date">
            <text:p>28-nov.-2017</text:p>
          </table:table-cell>
          <table:table-cell table:style-name="ce9"/>
          <table:table-cell table:style-name="ce4" office:value-type="float" office:value="1191511" calcext:value-type="float">
            <text:p>1191511</text:p>
          </table:table-cell>
          <table:table-cell table:style-name="ce14" office:value-type="float" office:value="3655.65" calcext:value-type="float">
            <text:p>3 655,65</text:p>
          </table:table-cell>
          <table:table-cell table:style-name="ce9" office:value-type="string" calcext:value-type="string">
            <text:p>Puisard et chambre de vann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306" calcext:value-type="float">
            <text:p>1240306</text:p>
          </table:table-cell>
          <table:table-cell table:style-name="ce7" office:value-type="date" office:date-value="2017-11-27" calcext:value-type="date">
            <text:p>27-nov.-2017</text:p>
          </table:table-cell>
          <table:table-cell table:style-name="ce9" office:value-type="string" calcext:value-type="string">
            <text:p>SUPERIEUR PROPANE</text:p>
          </table:table-cell>
          <table:table-cell table:style-name="ce4"/>
          <table:table-cell table:style-name="ce14" office:value-type="float" office:value="57.74" calcext:value-type="float">
            <text:p>57,74</text:p>
          </table:table-cell>
          <table:table-cell table:style-name="ce9" office:value-type="string" calcext:value-type="string">
            <text:p>Gaz comprimé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293" calcext:value-type="float">
            <text:p>1240293</text:p>
          </table:table-cell>
          <table:table-cell table:style-name="ce7" office:value-type="date" office:date-value="2017-11-27" calcext:value-type="date">
            <text:p>27-nov.-2017</text:p>
          </table:table-cell>
          <table:table-cell table:style-name="ce9" office:value-type="string" calcext:value-type="string">
            <text:p>U. CAYOUETTE INC.</text:p>
          </table:table-cell>
          <table:table-cell/>
          <table:table-cell table:style-name="ce14" office:value-type="float" office:value="138.33" calcext:value-type="float">
            <text:p>138,33</text:p>
          </table:table-cell>
          <table:table-cell table:style-name="ce9" office:value-type="string" calcext:value-type="string">
            <text:p>Produit de laboratoire, industri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9512" calcext:value-type="float">
            <text:p>1239512</text:p>
          </table:table-cell>
          <table:table-cell table:style-name="ce7" office:value-type="date" office:date-value="2017-11-22" calcext:value-type="date">
            <text:p>22-nov.-2017</text:p>
          </table:table-cell>
          <table:table-cell table:style-name="ce9" office:value-type="string" calcext:value-type="string">
            <text:p>VIA PREVENTION</text:p>
          </table:table-cell>
          <table:table-cell table:style-name="ce4"/>
          <table:table-cell table:style-name="ce14" office:value-type="float" office:value="839.9" calcext:value-type="float">
            <text:p>839,90</text:p>
          </table:table-cell>
          <table:table-cell table:style-name="ce9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GER, APRIL</text:p>
          </table:table-cell>
          <table:table-cell table:style-name="ce4" office:value-type="float" office:value="1236737" calcext:value-type="float">
            <text:p>1236737</text:p>
          </table:table-cell>
          <table:table-cell table:style-name="ce7" office:value-type="date" office:date-value="2017-11-09" calcext:value-type="date">
            <text:p>9-nov.-2017</text:p>
          </table:table-cell>
          <table:table-cell table:style-name="ce9" office:value-type="string" calcext:value-type="string">
            <text:p>BOUTY INC</text:p>
          </table:table-cell>
          <table:table-cell table:style-name="ce10"/>
          <table:table-cell table:style-name="ce14" office:value-type="float" office:value="1532.86" calcext:value-type="float">
            <text:p>1 532,86</text:p>
          </table:table-cell>
          <table:table-cell table:style-name="ce9" office:value-type="string" calcext:value-type="string">
            <text:p>Meubl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076" calcext:value-type="float">
            <text:p>1240076</text:p>
          </table:table-cell>
          <table:table-cell table:style-name="ce7" office:value-type="date" office:date-value="2017-11-24" calcext:value-type="date">
            <text:p>24-nov.-2017</text:p>
          </table:table-cell>
          <table:table-cell table:style-name="ce9" office:value-type="string" calcext:value-type="string">
            <text:p>CHRONO CONTROLE ENR</text:p>
          </table:table-cell>
          <table:table-cell table:style-name="ce10"/>
          <table:table-cell table:style-name="ce14" office:value-type="float" office:value="251.92" calcext:value-type="float">
            <text:p>251,92</text:p>
          </table:table-cell>
          <table:table-cell table:style-name="ce9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071" calcext:value-type="float">
            <text:p>1240071</text:p>
          </table:table-cell>
          <table:table-cell table:style-name="ce7" office:value-type="date" office:date-value="2017-11-24" calcext:value-type="date">
            <text:p>24-nov.-2017</text:p>
          </table:table-cell>
          <table:table-cell table:style-name="ce9" office:value-type="string" calcext:value-type="string">
            <text:p>LE GROUPE SPORTS INTER PLUS INC.</text:p>
          </table:table-cell>
          <table:table-cell table:style-name="ce10"/>
          <table:table-cell table:style-name="ce14" office:value-type="float" office:value="499.21" calcext:value-type="float">
            <text:p>499,21</text:p>
          </table:table-cell>
          <table:table-cell table:style-name="ce9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ELLET, M-CLAUDE</text:p>
          </table:table-cell>
          <table:table-cell table:style-name="ce4" office:value-type="float" office:value="1235511" calcext:value-type="float">
            <text:p>1235511</text:p>
          </table:table-cell>
          <table:table-cell table:style-name="ce7" office:value-type="date" office:date-value="2017-11-06" calcext:value-type="date">
            <text:p>6-nov.-2017</text:p>
          </table:table-cell>
          <table:table-cell table:style-name="ce9" office:value-type="string" calcext:value-type="string">
            <text:p>AQUEST DESIGN</text:p>
          </table:table-cell>
          <table:table-cell table:style-name="ce10"/>
          <table:table-cell table:style-name="ce14" office:value-type="float" office:value="1450.92" calcext:value-type="float">
            <text:p>1 450,92</text:p>
          </table:table-cell>
          <table:table-cell table:style-name="ce9" office:value-type="string" calcext:value-type="string">
            <text:p>Équipement de manuten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079" calcext:value-type="float">
            <text:p>1240079</text:p>
          </table:table-cell>
          <table:table-cell table:style-name="ce7" office:value-type="date" office:date-value="2017-11-24" calcext:value-type="date">
            <text:p>24-nov.-2017</text:p>
          </table:table-cell>
          <table:table-cell table:style-name="ce9" office:value-type="string" calcext:value-type="string">
            <text:p>LES ENTREPRISES UNI-T O&amp;M</text:p>
          </table:table-cell>
          <table:table-cell table:style-name="ce10"/>
          <table:table-cell table:style-name="ce14" office:value-type="float" office:value="1637.8" calcext:value-type="float">
            <text:p>1 637,80</text:p>
          </table:table-cell>
          <table:table-cell table:style-name="ce9" office:value-type="string" calcext:value-type="string">
            <text:p>Réparation/Entretien - Porte et fenêtre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4" office:value-type="float" office:value="1186068" calcext:value-type="float">
            <text:p>1186068</text:p>
          </table:table-cell>
          <table:table-cell table:style-name="ce7" office:value-type="date" office:date-value="2017-11-02" calcext:value-type="date">
            <text:p>2-nov.-2017</text:p>
          </table:table-cell>
          <table:table-cell table:style-name="ce9" office:value-type="string" calcext:value-type="string">
            <text:p>CYCLONE SANTE INC.</text:p>
          </table:table-cell>
          <table:table-cell table:style-name="ce10"/>
          <table:table-cell table:style-name="ce14" office:value-type="float" office:value="3152.77" calcext:value-type="float">
            <text:p>3 152,77</text:p>
          </table:table-cell>
          <table:table-cell table:style-name="ce9" office:value-type="string" calcext:value-type="string">
            <text:p>Expertises médical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7155" calcext:value-type="float">
            <text:p>1237155</text:p>
          </table:table-cell>
          <table:table-cell table:style-name="ce7" office:value-type="date" office:date-value="2017-11-13" calcext:value-type="date">
            <text:p>13-nov.-2017</text:p>
          </table:table-cell>
          <table:table-cell table:style-name="ce9"/>
          <table:table-cell table:style-name="ce10"/>
          <table:table-cell table:style-name="ce14" office:value-type="float" office:value="13648.37" calcext:value-type="float">
            <text:p>13 648,37</text:p>
          </table:table-cell>
          <table:table-cell table:style-name="ce9" office:value-type="string" calcext:value-type="string">
            <text:p>Expertises médical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7963" calcext:value-type="float">
            <text:p>1237963</text:p>
          </table:table-cell>
          <table:table-cell table:style-name="ce7" office:value-type="date" office:date-value="2017-11-15" calcext:value-type="date">
            <text:p>15-nov.-2017</text:p>
          </table:table-cell>
          <table:table-cell table:style-name="ce9" office:value-type="string" calcext:value-type="string">
            <text:p>IMPRIMERIE F.L. WEB INC.</text:p>
          </table:table-cell>
          <table:table-cell table:style-name="ce4"/>
          <table:table-cell table:style-name="ce14" office:value-type="float" office:value="12592.18" calcext:value-type="float">
            <text:p>12 592,18</text:p>
          </table:table-cell>
          <table:table-cell table:style-name="ce9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884" calcext:value-type="float">
            <text:p>1236884</text:p>
          </table:table-cell>
          <table:table-cell table:style-name="ce7" office:value-type="date" office:date-value="2017-11-10" calcext:value-type="date">
            <text:p>10-nov.-2017</text:p>
          </table:table-cell>
          <table:table-cell table:style-name="ce9" office:value-type="string" calcext:value-type="string">
            <text:p>META + FORME PAYSAGES INC.</text:p>
          </table:table-cell>
          <table:table-cell table:style-name="ce4"/>
          <table:table-cell table:style-name="ce14" office:value-type="float" office:value="19832.14" calcext:value-type="float">
            <text:p>19 832,14</text:p>
          </table:table-cell>
          <table:table-cell table:style-name="ce9" office:value-type="string" calcext:value-type="string">
            <text:p>Architectes-paysagist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9095" calcext:value-type="float">
            <text:p>1239095</text:p>
          </table:table-cell>
          <table:table-cell table:style-name="ce7" office:value-type="date" office:date-value="2017-11-21" calcext:value-type="date">
            <text:p>21-nov.-2017</text:p>
          </table:table-cell>
          <table:table-cell table:style-name="ce9" office:value-type="string" calcext:value-type="string">
            <text:p>LA SEMAINE DES ARTS</text:p>
          </table:table-cell>
          <table:table-cell/>
          <table:table-cell table:style-name="ce14" office:value-type="float" office:value="12350" calcext:value-type="float">
            <text:p>12 350,00</text:p>
          </table:table-cell>
          <table:table-cell table:style-name="ce9" office:value-type="string" calcext:value-type="string">
            <text:p>Décoration tempor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8851" calcext:value-type="float">
            <text:p>1238851</text:p>
          </table:table-cell>
          <table:table-cell table:style-name="ce7" office:value-type="date" office:date-value="2017-11-20" calcext:value-type="date">
            <text:p>20-nov.-2017</text:p>
          </table:table-cell>
          <table:table-cell table:style-name="ce9" office:value-type="string" calcext:value-type="string">
            <text:p>LEBLANC ILLUMINATIONS-CANADA INC.</text:p>
          </table:table-cell>
          <table:table-cell/>
          <table:table-cell table:style-name="ce14" office:value-type="float" office:value="22085.75" calcext:value-type="float">
            <text:p>22 085,75</text:p>
          </table:table-cell>
          <table:table-cell table:style-name="ce9" office:value-type="string" calcext:value-type="string">
            <text:p>Décoration tempor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527" calcext:value-type="float">
            <text:p>1240527</text:p>
          </table:table-cell>
          <table:table-cell table:style-name="ce7" office:value-type="date" office:date-value="2017-11-28" calcext:value-type="date">
            <text:p>28-nov.-2017</text:p>
          </table:table-cell>
          <table:table-cell table:style-name="ce9"/>
          <table:table-cell/>
          <table:table-cell table:style-name="ce14" office:value-type="float" office:value="4277.26" calcext:value-type="float">
            <text:p>4 277,26</text:p>
          </table:table-cell>
          <table:table-cell table:style-name="ce9" office:value-type="string" calcext:value-type="string">
            <text:p>Décoration tempor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5636" calcext:value-type="float">
            <text:p>1235636</text:p>
          </table:table-cell>
          <table:table-cell table:style-name="ce7" office:value-type="date" office:date-value="2017-11-06" calcext:value-type="date">
            <text:p>6-nov.-2017</text:p>
          </table:table-cell>
          <table:table-cell table:style-name="ce9" office:value-type="string" calcext:value-type="string">
            <text:p>LE GOUT DU PALAIS CHEZ MIMI INC.</text:p>
          </table:table-cell>
          <table:table-cell table:style-name="ce10"/>
          <table:table-cell table:style-name="ce14" office:value-type="float" office:value="330.71" calcext:value-type="float">
            <text:p>330,71</text:p>
          </table:table-cell>
          <table:table-cell table:style-name="ce9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8662" calcext:value-type="float">
            <text:p>1238662</text:p>
          </table:table-cell>
          <table:table-cell table:style-name="ce7" office:value-type="date" office:date-value="2017-11-17" calcext:value-type="date">
            <text:p>17-nov.-2017</text:p>
          </table:table-cell>
          <table:table-cell table:style-name="ce9" office:value-type="string" calcext:value-type="string">
            <text:p>PAYSAGEMENT BELLE ROCAILLE</text:p>
          </table:table-cell>
          <table:table-cell table:style-name="ce4"/>
          <table:table-cell table:style-name="ce14" office:value-type="float" office:value="3149.62" calcext:value-type="float">
            <text:p>3 149,62</text:p>
          </table:table-cell>
          <table:table-cell table:style-name="ce9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14425" calcext:value-type="float">
            <text:p>1214425</text:p>
          </table:table-cell>
          <table:table-cell table:style-name="ce7" office:value-type="date" office:date-value="2017-11-16" calcext:value-type="date">
            <text:p>16-nov.-2017</text:p>
          </table:table-cell>
          <table:table-cell table:style-name="ce9" office:value-type="string" calcext:value-type="string">
            <text:p>ROGERS COMMUNICATIONS CANADA INC.</text:p>
          </table:table-cell>
          <table:table-cell table:style-name="ce4"/>
          <table:table-cell table:style-name="ce14" office:value-type="float" office:value="272.97" calcext:value-type="float">
            <text:p>272,97</text:p>
          </table:table-cell>
          <table:table-cell table:style-name="ce9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ÈVE</text:p>
          </table:table-cell>
          <table:table-cell table:style-name="ce4" office:value-type="float" office:value="1235798" calcext:value-type="float">
            <text:p>1235798</text:p>
          </table:table-cell>
          <table:table-cell table:style-name="ce7" office:value-type="date" office:date-value="2017-11-07" calcext:value-type="date">
            <text:p>7-nov.-2017</text:p>
          </table:table-cell>
          <table:table-cell table:style-name="ce9" office:value-type="string" calcext:value-type="string">
            <text:p>BRUCE LOCHHEAD</text:p>
          </table:table-cell>
          <table:table-cell table:style-name="ce4"/>
          <table:table-cell table:style-name="ce14" office:value-type="float" office:value="200" calcext:value-type="float">
            <text:p>200,00</text:p>
          </table:table-cell>
          <table:table-cell table:style-name="ce9" office:value-type="string" calcext:value-type="string">
            <text:p>Vétéran pour le jour du souveni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526" calcext:value-type="float">
            <text:p>1236526</text:p>
          </table:table-cell>
          <table:table-cell table:style-name="ce7" office:value-type="date" office:date-value="2017-11-09" calcext:value-type="date">
            <text:p>9-nov.-2017</text:p>
          </table:table-cell>
          <table:table-cell table:style-name="ce9" office:value-type="string" calcext:value-type="string">
            <text:p>COOPERATIVE DE L'UNIVERSITE LAVAL</text:p>
          </table:table-cell>
          <table:table-cell table:style-name="ce4" office:value-type="float" office:value="1163361" calcext:value-type="float">
            <text:p>1163361</text:p>
          </table:table-cell>
          <table:table-cell table:style-name="ce14" office:value-type="float" office:value="4970.1" calcext:value-type="float">
            <text:p>4 970,10</text:p>
          </table:table-cell>
          <table:table-cell table:style-name="ce9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7" office:value-type="date" office:date-value="2017-11-09" calcext:value-type="date">
            <text:p>9-nov.-2017</text:p>
          </table:table-cell>
          <table:table-cell table:style-name="ce9"/>
          <table:table-cell table:style-name="ce4"/>
          <table:table-cell table:style-name="ce14" office:value-type="float" office:value="185.83" calcext:value-type="float">
            <text:p>185,83</text:p>
          </table:table-cell>
          <table:table-cell table:style-name="ce9" office:value-type="string" calcext:value-type="string">
            <text:p>Étui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0686" calcext:value-type="float">
            <text:p>1240686</text:p>
          </table:table-cell>
          <table:table-cell table:style-name="ce7" office:value-type="date" office:date-value="2017-11-28" calcext:value-type="date">
            <text:p>28-nov.-2017</text:p>
          </table:table-cell>
          <table:table-cell table:style-name="ce9"/>
          <table:table-cell table:style-name="ce4" office:value-type="float" office:value="1163361" calcext:value-type="float">
            <text:p>1163361</text:p>
          </table:table-cell>
          <table:table-cell table:style-name="ce14" office:value-type="float" office:value="1656.7" calcext:value-type="float">
            <text:p>1 656,70</text:p>
          </table:table-cell>
          <table:table-cell table:style-name="ce9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7161" calcext:value-type="float">
            <text:p>1237161</text:p>
          </table:table-cell>
          <table:table-cell table:style-name="ce7" office:value-type="date" office:date-value="2017-11-13" calcext:value-type="date">
            <text:p>13-nov.-2017</text:p>
          </table:table-cell>
          <table:table-cell table:style-name="ce9" office:value-type="string" calcext:value-type="string">
            <text:p>KERR NORTON (TM)</text:p>
          </table:table-cell>
          <table:table-cell table:style-name="ce4"/>
          <table:table-cell table:style-name="ce14" office:value-type="float" office:value="81.89" calcext:value-type="float">
            <text:p>81,89</text:p>
          </table:table-cell>
          <table:table-cell table:style-name="ce9" office:value-type="string" calcext:value-type="string">
            <text:p>Cartouch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178" calcext:value-type="float">
            <text:p>1236178</text:p>
          </table:table-cell>
          <table:table-cell table:style-name="ce7" office:value-type="date" office:date-value="2017-11-08" calcext:value-type="date">
            <text:p>8-nov.-2017</text:p>
          </table:table-cell>
          <table:table-cell table:style-name="ce9" office:value-type="string" calcext:value-type="string">
            <text:p>LE DEVOIR INC.</text:p>
          </table:table-cell>
          <table:table-cell table:style-name="ce4"/>
          <table:table-cell table:style-name="ce14" office:value-type="float" office:value="1333.34" calcext:value-type="float">
            <text:p>1 333,34</text:p>
          </table:table-cell>
          <table:table-cell table:style-name="ce9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5608" calcext:value-type="float">
            <text:p>1235608</text:p>
          </table:table-cell>
          <table:table-cell table:style-name="ce7" office:value-type="date" office:date-value="2017-11-06" calcext:value-type="date">
            <text:p>6-nov.-2017</text:p>
          </table:table-cell>
          <table:table-cell table:style-name="ce9" office:value-type="string" calcext:value-type="string">
            <text:p>LES EDITIONS YVON BLAIS INC</text:p>
          </table:table-cell>
          <table:table-cell table:style-name="ce4"/>
          <table:table-cell table:style-name="ce14" office:value-type="float" office:value="155.05" calcext:value-type="float">
            <text:p>155,05</text:p>
          </table:table-cell>
          <table:table-cell table:style-name="ce9" office:value-type="string" calcext:value-type="string">
            <text:p>Mises à jo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620" calcext:value-type="float">
            <text:p>1236620</text:p>
          </table:table-cell>
          <table:table-cell table:style-name="ce7" office:value-type="date" office:date-value="2017-11-09" calcext:value-type="date">
            <text:p>9-nov.-2017</text:p>
          </table:table-cell>
          <table:table-cell table:style-name="ce9" office:value-type="string" calcext:value-type="string">
            <text:p>MONTREAL STENCIL INC</text:p>
          </table:table-cell>
          <table:table-cell/>
          <table:table-cell table:style-name="ce14" office:value-type="float" office:value="83.61" calcext:value-type="float">
            <text:p>83,61</text:p>
          </table:table-cell>
          <table:table-cell table:style-name="ce9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9538" calcext:value-type="float">
            <text:p>1239538</text:p>
          </table:table-cell>
          <table:table-cell table:style-name="ce7" office:value-type="date" office:date-value="2017-11-22" calcext:value-type="date">
            <text:p>22-nov.-2017</text:p>
          </table:table-cell>
          <table:table-cell table:style-name="ce9"/>
          <table:table-cell/>
          <table:table-cell table:style-name="ce14" office:value-type="float" office:value="45.59" calcext:value-type="float">
            <text:p>45,59</text:p>
          </table:table-cell>
          <table:table-cell table:style-name="ce9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8050" calcext:value-type="float">
            <text:p>1238050</text:p>
          </table:table-cell>
          <table:table-cell table:style-name="ce7" office:value-type="date" office:date-value="2017-11-16" calcext:value-type="date">
            <text:p>16-nov.-2017</text:p>
          </table:table-cell>
          <table:table-cell table:style-name="ce9" office:value-type="string" calcext:value-type="string">
            <text:p>WOLTERS KLUWER QUEBEC LTEE</text:p>
          </table:table-cell>
          <table:table-cell table:style-name="ce4"/>
          <table:table-cell table:style-name="ce14" office:value-type="float" office:value="229.9" calcext:value-type="float">
            <text:p>229,90</text:p>
          </table:table-cell>
          <table:table-cell table:style-name="ce9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9185" calcext:value-type="float">
            <text:p>1239185</text:p>
          </table:table-cell>
          <table:table-cell table:style-name="ce7" office:value-type="date" office:date-value="2017-11-21" calcext:value-type="date">
            <text:p>21-nov.-2017</text:p>
          </table:table-cell>
          <table:table-cell table:style-name="ce9"/>
          <table:table-cell/>
          <table:table-cell table:style-name="ce14" office:value-type="float" office:value="114.95" calcext:value-type="float">
            <text:p>114,95</text:p>
          </table:table-cell>
          <table:table-cell table:style-name="ce9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SSIN, VERONIQUE</text:p>
          </table:table-cell>
          <table:table-cell table:style-name="ce4" office:value-type="float" office:value="1213266" calcext:value-type="float">
            <text:p>1213266</text:p>
          </table:table-cell>
          <table:table-cell table:style-name="ce7" office:value-type="date" office:date-value="2017-11-15" calcext:value-type="date">
            <text:p>15-nov.-2017</text:p>
          </table:table-cell>
          <table:table-cell table:style-name="ce9" office:value-type="string" calcext:value-type="string">
            <text:p>MAERIX INC.</text:p>
          </table:table-cell>
          <table:table-cell/>
          <table:table-cell table:style-name="ce14" office:value-type="float" office:value="366.79" calcext:value-type="float">
            <text:p>366,79</text:p>
          </table:table-cell>
          <table:table-cell table:style-name="ce9" office:value-type="string" calcext:value-type="string">
            <text:p>Service - Gestion de la documentation/Archivage<text:span text:style-name="T1"> 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SSE, RICHARD</text:p>
          </table:table-cell>
          <table:table-cell table:style-name="ce4" office:value-type="float" office:value="1236012" calcext:value-type="float">
            <text:p>1236012</text:p>
          </table:table-cell>
          <table:table-cell table:style-name="ce7" office:value-type="date" office:date-value="2017-11-07" calcext:value-type="date">
            <text:p>7-nov.-2017</text:p>
          </table:table-cell>
          <table:table-cell table:style-name="ce9" office:value-type="string" calcext:value-type="string">
            <text:p>9068-9266 QUEBEC INC.</text:p>
          </table:table-cell>
          <table:table-cell/>
          <table:table-cell table:style-name="ce14" office:value-type="float" office:value="545.93" calcext:value-type="float">
            <text:p>545,93</text:p>
          </table:table-cell>
          <table:table-cell table:style-name="ce9" office:value-type="string" calcext:value-type="string">
            <text:p>Réparation/Entretien - Système d'irrigation et d'arros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305" calcext:value-type="float">
            <text:p>1236305</text:p>
          </table:table-cell>
          <table:table-cell table:style-name="ce7" office:value-type="date" office:date-value="2017-11-08" calcext:value-type="date">
            <text:p>8-nov.-2017</text:p>
          </table:table-cell>
          <table:table-cell table:style-name="ce9" office:value-type="string" calcext:value-type="string">
            <text:p>ACKLANDS - GRAINGER INC.</text:p>
          </table:table-cell>
          <table:table-cell table:style-name="ce10"/>
          <table:table-cell table:style-name="ce14" office:value-type="float" office:value="65.41" calcext:value-type="float">
            <text:p>65,41</text:p>
          </table:table-cell>
          <table:table-cell table:style-name="ce9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7" office:value-type="date" office:date-value="2017-11-08" calcext:value-type="date">
            <text:p>8-nov.-2017</text:p>
          </table:table-cell>
          <table:table-cell table:style-name="ce9"/>
          <table:table-cell/>
          <table:table-cell table:style-name="ce14" office:value-type="float" office:value="261" calcext:value-type="float">
            <text:p>261,00</text:p>
          </table:table-cell>
          <table:table-cell table:style-name="ce9" office:value-type="string" calcext:value-type="string">
            <text:p>Vêtement de trava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5782" calcext:value-type="float">
            <text:p>1235782</text:p>
          </table:table-cell>
          <table:table-cell table:style-name="ce7" office:value-type="date" office:date-value="2017-11-07" calcext:value-type="date">
            <text:p>7-nov.-2017</text:p>
          </table:table-cell>
          <table:table-cell table:style-name="ce9" office:value-type="string" calcext:value-type="string">
            <text:p>CHAINES ET ELINGUES ST-PIERRE CANADA</text:p>
          </table:table-cell>
          <table:table-cell table:style-name="ce10"/>
          <table:table-cell table:style-name="ce14" office:value-type="float" office:value="283.47" calcext:value-type="float">
            <text:p>283,47</text:p>
          </table:table-cell>
          <table:table-cell table:style-name="ce9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4812" calcext:value-type="float">
            <text:p>1234812</text:p>
          </table:table-cell>
          <table:table-cell table:style-name="ce7" office:value-type="date" office:date-value="2017-11-01" calcext:value-type="date">
            <text:p>1-nov.-2017</text:p>
          </table:table-cell>
          <table:table-cell table:style-name="ce9" office:value-type="string" calcext:value-type="string">
            <text:p>GESTION NOVAFOR INC.</text:p>
          </table:table-cell>
          <table:table-cell/>
          <table:table-cell table:style-name="ce14" office:value-type="float" office:value="1230.79" calcext:value-type="float">
            <text:p>1 230,79</text:p>
          </table:table-cell>
          <table:table-cell table:style-name="ce9" office:value-type="string" calcext:value-type="string">
            <text:p>Équipements et Accessoires vestimentair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5510" calcext:value-type="float">
            <text:p>1235510</text:p>
          </table:table-cell>
          <table:table-cell table:style-name="ce7" office:value-type="date" office:date-value="2017-11-06" calcext:value-type="date">
            <text:p>6-nov.-2017</text:p>
          </table:table-cell>
          <table:table-cell table:style-name="ce9"/>
          <table:table-cell/>
          <table:table-cell table:style-name="ce14" office:value-type="float" office:value="626.01" calcext:value-type="float">
            <text:p>626,01</text:p>
          </table:table-cell>
          <table:table-cell table:style-name="ce9" office:value-type="string" calcext:value-type="string">
            <text:p>Équipements et Accessoires vestimentair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4646" calcext:value-type="float">
            <text:p>1234646</text:p>
          </table:table-cell>
          <table:table-cell table:style-name="ce7" office:value-type="date" office:date-value="2017-11-01" calcext:value-type="date">
            <text:p>1-nov.-2017</text:p>
          </table:table-cell>
          <table:table-cell table:style-name="ce9" office:value-type="string" calcext:value-type="string">
            <text:p>J. CARRIER FOURNITURES INDUSTRIELLES INC.</text:p>
          </table:table-cell>
          <table:table-cell/>
          <table:table-cell table:style-name="ce14" office:value-type="float" office:value="207.88" calcext:value-type="float">
            <text:p>207,88</text:p>
          </table:table-cell>
          <table:table-cell table:style-name="ce9" office:value-type="string" calcext:value-type="string">
            <text:p>Pile, batt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558" calcext:value-type="float">
            <text:p>1236558</text:p>
          </table:table-cell>
          <table:table-cell table:style-name="ce7" office:value-type="date" office:date-value="2017-11-09" calcext:value-type="date">
            <text:p>9-nov.-2017</text:p>
          </table:table-cell>
          <table:table-cell table:style-name="ce9"/>
          <table:table-cell table:style-name="ce10"/>
          <table:table-cell table:style-name="ce14" office:value-type="float" office:value="201.58" calcext:value-type="float">
            <text:p>201,58</text:p>
          </table:table-cell>
          <table:table-cell table:style-name="ce9" office:value-type="string" calcext:value-type="string">
            <text:p>Pile, batt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553" calcext:value-type="float">
            <text:p>1236553</text:p>
          </table:table-cell>
          <table:table-cell table:style-name="ce7" office:value-type="date" office:date-value="2017-11-09" calcext:value-type="date">
            <text:p>9-nov.-2017</text:p>
          </table:table-cell>
          <table:table-cell table:style-name="ce9" office:value-type="string" calcext:value-type="string">
            <text:p>JEAN GUGLIA &amp; FILS ENR.</text:p>
          </table:table-cell>
          <table:table-cell/>
          <table:table-cell table:style-name="ce14" office:value-type="float" office:value="745.37" calcext:value-type="float">
            <text:p>745,37</text:p>
          </table:table-cell>
          <table:table-cell table:style-name="ce9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551" calcext:value-type="float">
            <text:p>1236551</text:p>
          </table:table-cell>
          <table:table-cell table:style-name="ce7" office:value-type="date" office:date-value="2017-11-09" calcext:value-type="date">
            <text:p>9-nov.-2017</text:p>
          </table:table-cell>
          <table:table-cell table:style-name="ce9" office:value-type="string" calcext:value-type="string">
            <text:p>LEE VALLEY TOOLS LTD.</text:p>
          </table:table-cell>
          <table:table-cell table:style-name="ce4"/>
          <table:table-cell table:style-name="ce14" office:value-type="float" office:value="160.58" calcext:value-type="float">
            <text:p>160,58</text:p>
          </table:table-cell>
          <table:table-cell table:style-name="ce9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SSE, RICHARD</text:p>
          </table:table-cell>
          <table:table-cell table:style-name="ce4" office:value-type="float" office:value="1235781" calcext:value-type="float">
            <text:p>1235781</text:p>
          </table:table-cell>
          <table:table-cell table:style-name="ce7" office:value-type="date" office:date-value="2017-11-07" calcext:value-type="date">
            <text:p>7-nov.-2017</text:p>
          </table:table-cell>
          <table:table-cell table:style-name="ce9" office:value-type="string" calcext:value-type="string">
            <text:p>LE GROUPE J.S.V. INC</text:p>
          </table:table-cell>
          <table:table-cell table:style-name="ce4"/>
          <table:table-cell table:style-name="ce14" office:value-type="float" office:value="147.97" calcext:value-type="float">
            <text:p>147,97</text:p>
          </table:table-cell>
          <table:table-cell table:style-name="ce9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4636" calcext:value-type="float">
            <text:p>1234636</text:p>
          </table:table-cell>
          <table:table-cell table:style-name="ce7" office:value-type="date" office:date-value="2017-11-01" calcext:value-type="date">
            <text:p>1-nov.-2017</text:p>
          </table:table-cell>
          <table:table-cell table:style-name="ce9" office:value-type="string" calcext:value-type="string">
            <text:p>LES EQUIPEMENTS RAPCO INC</text:p>
          </table:table-cell>
          <table:table-cell table:style-name="ce4"/>
          <table:table-cell table:style-name="ce14" office:value-type="float" office:value="121.26" calcext:value-type="float">
            <text:p>121,26</text:p>
          </table:table-cell>
          <table:table-cell table:style-name="ce9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26142" calcext:value-type="float">
            <text:p>1226142</text:p>
          </table:table-cell>
          <table:table-cell table:style-name="ce7" office:value-type="date" office:date-value="2017-11-07" calcext:value-type="date">
            <text:p>7-nov.-2017</text:p>
          </table:table-cell>
          <table:table-cell table:style-name="ce9" office:value-type="string" calcext:value-type="string">
            <text:p>LES JARDINS MICHEL CORBEIL INC.</text:p>
          </table:table-cell>
          <table:table-cell/>
          <table:table-cell table:style-name="ce14" office:value-type="float" office:value="89.24" calcext:value-type="float">
            <text:p>89,24</text:p>
          </table:table-cell>
          <table:table-cell table:style-name="ce9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5006" calcext:value-type="float">
            <text:p>1235006</text:p>
          </table:table-cell>
          <table:table-cell table:style-name="ce7" office:value-type="date" office:date-value="2017-11-02" calcext:value-type="date">
            <text:p>2-nov.-2017</text:p>
          </table:table-cell>
          <table:table-cell table:style-name="ce9" office:value-type="string" calcext:value-type="string">
            <text:p>LES SCIURES JUTRAS INC.</text:p>
          </table:table-cell>
          <table:table-cell/>
          <table:table-cell table:style-name="ce14" office:value-type="float" office:value="4304.49" calcext:value-type="float">
            <text:p>4 304,49</text:p>
          </table:table-cell>
          <table:table-cell table:style-name="ce9" office:value-type="string" calcext:value-type="string">
            <text:p>Location - Machine et équipement d'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548" calcext:value-type="float">
            <text:p>1236548</text:p>
          </table:table-cell>
          <table:table-cell table:style-name="ce7" office:value-type="date" office:date-value="2017-11-09" calcext:value-type="date">
            <text:p>9-nov.-2017</text:p>
          </table:table-cell>
          <table:table-cell table:style-name="ce9" office:value-type="string" calcext:value-type="string">
            <text:p>QUINCAILLERIE NOTRE-DAME DE ST-HENRI</text:p>
          </table:table-cell>
          <table:table-cell/>
          <table:table-cell table:style-name="ce14" office:value-type="float" office:value="2070.25" calcext:value-type="float">
            <text:p>2 070,25</text:p>
          </table:table-cell>
          <table:table-cell table:style-name="ce9" office:value-type="string" calcext:value-type="string">
            <text:p>Bois de construc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5253" calcext:value-type="float">
            <text:p>1235253</text:p>
          </table:table-cell>
          <table:table-cell table:style-name="ce7" office:value-type="date" office:date-value="2017-11-03" calcext:value-type="date">
            <text:p>3-nov.-2017</text:p>
          </table:table-cell>
          <table:table-cell table:style-name="ce9" office:value-type="string" calcext:value-type="string">
            <text:p>TESSIER RECREO-PARC INC.</text:p>
          </table:table-cell>
          <table:table-cell/>
          <table:table-cell table:style-name="ce14" office:value-type="float" office:value="4913.42" calcext:value-type="float">
            <text:p>4 913,42</text:p>
          </table:table-cell>
          <table:table-cell table:style-name="ce9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6313" calcext:value-type="float">
            <text:p>1236313</text:p>
          </table:table-cell>
          <table:table-cell table:style-name="ce7" office:value-type="date" office:date-value="2017-11-08" calcext:value-type="date">
            <text:p>8-nov.-2017</text:p>
          </table:table-cell>
          <table:table-cell table:style-name="ce9" office:value-type="string" calcext:value-type="string">
            <text:p>VERMEER CANADA INC.</text:p>
          </table:table-cell>
          <table:table-cell/>
          <table:table-cell table:style-name="ce14" office:value-type="float" office:value="153.07" calcext:value-type="float">
            <text:p>153,07</text:p>
          </table:table-cell>
          <table:table-cell table:style-name="ce9" office:value-type="string" calcext:value-type="string">
            <text:p>Fournitures et matériel médic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4" office:value-type="float" office:value="1234830" calcext:value-type="float">
            <text:p>1234830</text:p>
          </table:table-cell>
          <table:table-cell table:style-name="ce7" office:value-type="date" office:date-value="2017-11-01" calcext:value-type="date">
            <text:p>1-nov.-2017</text:p>
          </table:table-cell>
          <table:table-cell table:style-name="ce9" office:value-type="string" calcext:value-type="string">
            <text:p>MIOVISION TECHNOLOGIES INC.</text:p>
          </table:table-cell>
          <table:table-cell table:style-name="ce4"/>
          <table:table-cell table:style-name="ce14" office:value-type="float" office:value="209.97" calcext:value-type="float">
            <text:p>209,97</text:p>
          </table:table-cell>
          <table:table-cell table:style-name="ce9" office:value-type="string" calcext:value-type="string">
            <text:p>Ingénieur civil - Circulation et transpor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7439" calcext:value-type="float">
            <text:p>1237439</text:p>
          </table:table-cell>
          <table:table-cell table:style-name="ce7" office:value-type="date" office:date-value="2017-11-14" calcext:value-type="date">
            <text:p>14-nov.-2017</text:p>
          </table:table-cell>
          <table:table-cell table:style-name="ce9" office:value-type="string" calcext:value-type="string">
            <text:p>TRAFFIC LOGIX CORPORATION</text:p>
          </table:table-cell>
          <table:table-cell/>
          <table:table-cell table:style-name="ce14" office:value-type="float" office:value="559.58" calcext:value-type="float">
            <text:p>559,58</text:p>
          </table:table-cell>
          <table:table-cell table:style-name="ce9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8"/>
          <table:table-cell table:style-name="ce9"/>
          <table:table-cell/>
          <table:table-cell table:style-name="ce15" office:value-type="float" office:value="360024.72" calcext:value-type="float">
            <text:p>360 024,72</text:p>
          </table:table-cell>
          <table:table-cell table:style-name="ce9"/>
          <table:table-cell table:number-columns-repeated="1017"/>
        </table:table-row>
        <table:table-row table:style-name="ro1" table:number-rows-repeated="6">
          <table:table-cell/>
          <table:table-cell table:style-name="ce4"/>
          <table:table-cell table:style-name="ce8"/>
          <table:table-cell table:style-name="ce9"/>
          <table:table-cell/>
          <table:table-cell table:style-name="ce14"/>
          <table:table-cell table:style-name="ce9"/>
          <table:table-cell table:number-columns-repeated="1017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 number:style="long"/>
      <number:text>-</number:text>
      <number:month number:textual="true"/>
      <number:text>-</number:text>
      <number:year number:style="long"/>
    </number:date-style>
    <number:date-style style:name="N120">
      <number:day/>
      <number:text>-</number:text>
      <number:month number:textual="true"/>
      <number:text>-</number:text>
      <number:year number:style="long"/>
    </number:date-style>
    <number:number-style style:name="N121P0" style:volatile="true">
      <number:text>Vrai</number:text>
    </number:number-style>
    <number:number-style style:name="N121P1" style:volatile="true">
      <number:text>Vrai</number:text>
    </number:number-style>
    <number:number-style style:name="N121">
      <number:text>Faux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f</number:text>
    </number:number-style>
    <number:number-style style:name="N122P1" style:volatile="true">
      <number:text>Actif</number:text>
    </number:number-style>
    <number:number-style style:name="N122">
      <number:text>Inactif</number:text>
      <style:map style:condition="value()&gt;0" style:apply-style-name="N122P0"/>
      <style:map style:condition="value()&lt;0" style:apply-style-name="N122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62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8:19:37</meta:creation-date>
    <dc:date>2018-02-15T09:47:03.724000000</dc:date>
    <meta:generator>LibreOffice/6.0.0.3$Windows_x86 LibreOffice_project/64a0f66915f38c6217de274f0aa8e15618924765</meta:generator>
    <meta:editing-duration>PT4M39S</meta:editing-duration>
    <meta:editing-cycles>2</meta:editing-cycles>
    <meta:document-statistic meta:table-count="3" meta:cell-count="943" meta:object-count="0"/>
  </office:meta>
</office:document-meta>
</file>